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font-size="11pt" fo:font-style="normal" style:font-size-asian="11pt" style:font-style-asian="normal" style:font-size-complex="11pt" style:font-style-complex="normal"/>
    </style:style>
    <style:style style:name="P2" style:family="paragraph" style:parent-style-name="Standard">
      <style:paragraph-properties fo:margin-left="0cm" fo:margin-right="0cm" fo:line-height="100%" fo:text-align="justify"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fo:font-size="11pt" fo:font-style="italic" style:font-size-asian="11pt" style:font-style-asian="italic" style:font-size-complex="11pt" style:font-style-complex="italic"/>
    </style:style>
    <style:style style:name="P4" style:family="paragraph" style:parent-style-name="Standard">
      <style:text-properties fo:font-size="11pt" style:font-size-asian="11pt" style:font-size-complex="11pt"/>
    </style:style>
    <style:style style:name="P5" style:family="paragraph" style:parent-style-name="Standard">
      <style:paragraph-properties fo:line-height="100%"/>
      <style:text-properties fo:font-size="11pt" style:font-size-asian="11pt" style:font-size-complex="11pt"/>
    </style:style>
    <style:style style:name="P6" style:family="paragraph" style:parent-style-name="Standard">
      <style:paragraph-properties fo:line-height="100%" fo:text-align="justify" style:justify-single-word="false"/>
      <style:text-properties fo:font-size="11pt" style:font-size-asian="11pt" style:font-size-complex="11pt"/>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Standard">
      <style:paragraph-properties fo:text-align="center" style:justify-single-word="false"/>
      <style:text-properties fo:font-size="11pt" style:font-size-asian="11pt" style:font-size-complex="11pt"/>
    </style:style>
    <style:style style:name="P9" style:family="paragraph" style:parent-style-name="Standard">
      <style:text-properties fo:font-size="11pt" style:text-underline-style="none" style:font-size-asian="11pt" style:font-size-complex="11pt"/>
    </style:style>
    <style:style style:name="P10" style:family="paragraph" style:parent-style-name="Standard">
      <style:paragraph-properties fo:text-align="justify" style:justify-single-word="false"/>
      <style:text-properties fo:font-size="11pt" style:text-underline-style="none" style:font-size-asian="11pt" style:font-size-complex="11pt"/>
    </style:style>
    <style:style style:name="P11" style:family="paragraph" style:parent-style-name="Standard">
      <style:paragraph-properties fo:text-align="center" style:justify-single-word="false"/>
      <style:text-properties fo:font-size="11pt" fo:font-style="italic" style:font-size-asian="11pt" style:font-style-asian="italic" style:font-size-complex="11pt" style:font-style-complex="italic"/>
    </style:style>
    <style:style style:name="P12" style:family="paragraph" style:parent-style-name="Standard">
      <style:paragraph-properties fo:margin-left="2.491cm" fo:margin-right="0cm" fo:text-align="justify" style:justify-single-word="false" fo:text-indent="0cm" style:auto-text-indent="false"/>
      <style:text-properties fo:font-size="11pt" fo:font-style="italic" style:font-size-asian="11pt" style:font-style-asian="italic" style:font-size-complex="11pt" style:font-style-complex="italic"/>
    </style:style>
    <style:style style:name="P13" style:family="paragraph" style:parent-style-name="Standard">
      <style:paragraph-properties fo:line-height="100%"/>
      <style:text-properties fo:font-size="11pt" style:font-size-asian="11pt" style:font-size-complex="11pt"/>
    </style:style>
    <style:style style:name="P14" style:family="paragraph" style:parent-style-name="Standard" style:list-style-name="L1">
      <style:paragraph-properties fo:margin-left="1.245cm" fo:margin-right="0cm" fo:text-align="justify" style:justify-single-word="false" fo:text-indent="0cm" style:auto-text-indent="false"/>
      <style:text-properties fo:font-size="11pt" fo:font-style="italic" style:font-size-asian="11pt" style:font-style-asian="italic" style:font-size-complex="11pt" style:font-style-complex="italic"/>
    </style:style>
    <style:style style:name="P15" style:family="paragraph" style:parent-style-name="Standard" style:list-style-name="L1">
      <style:paragraph-properties fo:margin-left="1.245cm" fo:margin-right="0cm" fo:text-align="justify" style:justify-single-word="false" fo:text-indent="0cm" style:auto-text-indent="false"/>
      <style:text-properties fo:font-size="11pt" fo:font-style="normal"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Sect1" style:family="section">
      <style:section-properties text:dont-balance-text-columns="false"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NDARROAN <text:span text:style-name="T1">DESIXENAK</text:span></text:p>
      <text:p text:style-name="P11"/>
      <text:p text:style-name="P7"><text:span text:style-name="T1"><text:tab/></text:span><text:span text:style-name="T2">Euskaraz goitizena edo izengoitia, </text:span><text:span text:style-name="T1">gatxizena, ezizena, gaitzizena </text:span><text:span text:style-name="T2">eta beste zenbait. Euskal Herrian goitizenen erabilera guztiz zabaldua izan da, eta beste leku askotan ere bai. Adibidez Eibarren edo Azkoitian garai batean ez zegoen goitizenik gabeko inor. Eta kanpotik zetorrenari berehala ezartzen zioten bizi zen artean eramango zuena. Izan ere, herri bakoitzean baziren goitizenak jartzen espezialistak.</text:span></text:p>
      <text:p text:style-name="P7"><text:span text:style-name="T2"><text:tab/>Txomiñ Agirrek </text:span><text:span text:style-name="T1">Kresla </text:span><text:span text:style-name="T2">eleberrian azaltzen digu bere garaian Ondarroan zer gertatzen zen goitizenekin:</text:span></text:p>
      <text:p text:style-name="P12">Kanpoko errietatik Arranondora datorren etxadiak an dauka bere izengaiztoa ogetalau ordu barru, ta eztau geiago beragandik kenduko. Zeñek ipiñi deutsa? Iñok eztau ori garbiro jakiten... </text:p>
      <text:p text:style-name="P12">Arranondokoen belarriak ain dagoz onetara eginak eze, batzuk, euren benetako izena zelan dan be eztakie; norbait ezagutu dot bere aitarena gogoratu eziñik; aitatarena gitxik jakiten dau.</text:p>
      <text:p text:style-name="P12">Badakit albistari zabaltzallea ibilli dala iñoiz eskutitz bat zeñentzakoa zan ezin argitaraturik. Sr. D. Julián Iragorri eukan estalkian, da Julian Iragorri zein zan ezekian iñok. Atso-agure guztiai itandu jakuen, da atso-agureak etzala, esan eben, erritarra izango. Azkenean, apaiz nagusiari eskerrak, agertu zan eskutitzaren jabea. Zein izango ta "Saguzarra" deituten jakon gizontxu bat zan.</text:p>
      <text:p text:style-name="P3"/>
      <text:p text:style-name="P3"><text:tab/><text:span text:style-name="T2">Izengoitiei dagokienez, gaur egun egoera aldatuz doa baina, Ondarroan oraindik iraun egiten dute duela ehun urte bizirik zeuden goitizen askok. Inguruko herrietan bezala Ondarroan ere denetariko izengoitiak agertzen zaizkigu:</text:span></text:p>
      <text:list xml:id="list40558154" text:style-name="L1">
        <text:list-item>
          <text:p text:style-name="P14"><text:span text:style-name="T2">Animaliak. Eta hauen artean ugarienak itsasokoak: </text:span>atune, txitxarro, berdela, papardo, ixkiri, zentollo, txermola, kolaxu, txirriñe, paandi, auntze, katu, asto baltza, sagu.</text:p>
        </text:list-item>
        <text:list-item>
          <text:p text:style-name="P14"><text:span text:style-name="T2">Lanbideak: </text:span>maiñela, arotz txikixe, boteru, perreru, abarketeri, lateru.</text:p>
        </text:list-item>
        <text:list-item>
          <text:p text:style-name="P14"><text:span text:style-name="T2">Pertsona ospetsuak (tartean kirolariak): </text:span>Rotxill, Kubala, Zamora, Panizo, Karrill, Okertz.</text:p>
        </text:list-item>
        <text:list-item>
          <text:p text:style-name="P14"><text:span text:style-name="T2">Pertsonaren gorputz eta izakeraren ezaugarriak: </text:span>Sarjento malo, arro, ederra, koju, koji, tuerra, mantxu, korkotxe, enani, andixe, txikixe.</text:p>
        </text:list-item>
        <text:list-item>
          <text:p text:style-name="P15">Toki, baserri edo herri izenak: <text:span text:style-name="T1">Atxazpi, Arrigorri, Mutriku, Arteta, Lekatto, Santurtze.</text:span></text:p>
        </text:list-item>
      </text:list>
      <text:p text:style-name="P1"/>
      <text:p text:style-name="P3"><text:span text:style-name="T2"><text:tab/>Hemen eskaintzen dudan bilduma osatzeko, besteak beste, hiru iturri nagusi erabili ditut. Alde batetik Jose Mari Azpirik (</text:span>Bertako Txoria<text:span text:style-name="T2">) bildu eta </text:span>ONDARROA 2002 <text:span text:style-name="T2">alean </text:span><text:s/><text:span text:style-name="T2">(44. orrialdetik 47. orrialdera) argitara emandako </text:span>"desixen" <text:span text:style-name="T2">multzoa; bestalde, Mikel Etxaburu Osak, bere doktorego tesian (</text:span>Ondarruko Arrantzaleen Lexikoa eta Toponimia<text:span text:style-name="T2">) dakarren zerrenda; eta nik neuk jasotako grabaketetan (pertsona nagusiei egindakoetan batez ere) aipatzen direnak.</text:span></text:p>
      <text:p text:style-name="P3"><text:span text:style-name="T2"><text:tab/>Goitizenetatik aparte, herrian pertsona bat nongoa den adierazteko aspalditik erabili izan dira txalupa izenak, eta afimilien abizenak "-</text:span>NEKU" <text:span text:style-name="T2">edo</text:span> "-KU" <text:span text:style-name="T2">atzizkia lagun dutela: </text:span>Mirentxuku<text:span text:style-name="T2"> (</text:span>Mirentxu<text:span text:style-name="T2"> txalupa izan zuen familiakoa), </text:span>Bustioku <text:span text:style-name="T2">(txalupa: </text:span>Bustio<text:span text:style-name="T2">) </text:span>Sagradaku<text:span text:style-name="T2">, </text:span>Solabarrietaku<text:span text:style-name="T2">, </text:span>Ituarteneku<text:span text:style-name="T2">, </text:span>Usandizaganeku<text:span text:style-name="T2">. </text:span></text:p>
      <text:p text:style-name="P3"><text:span text:style-name="T2"><text:tab/>Kasu batzuetan zer gertatu da? Pertsona batek familiaz goitizena izan arren, berari asmatu diotela beste bat. Beraz baziren goitizen bat baino gehiago zutenak. Paulo Markuerkiagari (Domeka </text:span>Tobaneku<text:span text:style-name="T2">ren aitari), Paulo </text:span>"Toba" <text:span text:style-name="T2"><text:s/>deitzen zioten, baina, Paulo </text:span>"Papardo" <text:span text:style-name="T2">ere bai, papardoak harrapatzen abilla zelako, nahiz eta </text:span>"Papardo" <text:s/><text:span text:style-name="T2">familiakoa ez izan. Jose Etxaburu Barbariasek berriz hiru daramatza: </text:span>Astilleruko Koju, Jose Kutxi, <text:span text:style-name="T2">eta</text:span> Talaxeruneku. <text:span text:style-name="T2"><text:s text:c="2"/></text:span></text:p>
      <text:p text:style-name="P1"><text:tab/>Hogeigarren mende hasieratik duela hogei edo hogeita hamar urte bitartean pertsona bakoitza nor den edo nongoa den aditzera emateko Ondarroan erabili izan diren hizkuntza baliabide eta trikimailuak (goitizenak, <text:s/>txalupa izenak, denda izenak, kontserba fabrika izenak, familien abizenak eta abar) jasotzen saiatu naiz. </text:p>
      <text:p text:style-name="P1"><text:tab/>Denak, batere huts egin gabe jasotzea ezinezkoa da, horrelako jasoketa bat burutzeko irizpideak ere ez baitira beti berdinak izaten. Hurrengo batean beste norbaiti lan hau berau osatzeko nahiz antzeko lan bat burutzeko abiapuntu eta lagungarri izaten bazaio, konforme. </text:p>
      <text:p text:style-name="P1"><text:tab/>Bidenabar, ohar bat. Goitizenak jasotzean, aurkitu ditundan bezala, eta guztiak jasotzea izan dut irizpidetzat. Bestalde, ordea, gauza jakina da, kasu batzuetan goitizenak min ematen diola daramanari; horregatik ez dute nahi izaten euren goitizenez inork dei diezaien, jakinaren gainean, besteek horrela ezagutzen dituztenez goitizenak bizirik iraungo duela. Beraz, bere goitizena idatzita inon agertzerik nahi ez duenak, bere gogoa adieraztea aski izango du, eta nik behinik behin, <text:s/>zerrenda honetatik ezabatu egingo dut. Gauza guztien gainetik pertsonei eta familiei errespetua zor zaie. <text:s text:c="4"/></text:p>
      <text:section text:style-name="Sect1" text:name="Sección1">
        <text:p text:style-name="P5"><text:soft-page-break/><text:span text:style-name="T3">A</text:span>BARINEKU</text:p>
        <text:p text:style-name="P5">ABARKETA ZURI</text:p>
        <text:p text:style-name="P4">ABARKETERI (Erramona Abarketeri)</text:p>
        <text:p text:style-name="P4">ABARKTERU (Erramona Abarketerin-de atte)</text:p>
        <text:p text:style-name="P5">ABARO</text:p>
        <text:p text:style-name="P4">ABASAASTI (Dominika, Abasaastin arrebi zan Porrunekun ama)</text:p>
        <text:p text:style-name="P5">ABIOI</text:p>
        <text:p text:style-name="P5">ABIXI</text:p>
        <text:p text:style-name="P5">ABONA </text:p>
        <text:p text:style-name="P5">ABUELI</text:p>
        <text:p text:style-name="P5">ABUELO</text:p>
        <text:p text:style-name="P5">ADUR</text:p>
        <text:p text:style-name="P5">AEROPLANU</text:p>
        <text:p text:style-name="P5">AGERRE</text:p>
        <text:p text:style-name="P5">AGIN ZORROTZ</text:p>
        <text:p text:style-name="P5">AGIN ZURI</text:p>
        <text:p text:style-name="P4">AGORRIXANEKU (Benino Agorrixe, Antonio Agorrixe)</text:p>
        <text:p text:style-name="P5">AIN MOTZ</text:p>
        <text:p text:style-name="P5">AINGERUKU</text:p>
        <text:p text:style-name="P5">AINGIRI</text:p>
        <text:p text:style-name="P5">AINKANDI (Portuko sobrestanti zan)</text:p>
        <text:p text:style-name="P4">AION (Antonio Pagate)</text:p>
        <text:p text:style-name="P5">AIXEGORRA</text:p>
        <text:p text:style-name="P4">AIXMENDINEKU (Jose, Martina, Teresa, Carmen. Oren atte: Juan Aixmendi))</text:p>
        <text:p text:style-name="P5">AKAKI</text:p>
        <text:p text:style-name="P9">AKARREGI TOTU</text:p>
        <text:p text:style-name="P9">AKARREGIKU</text:p>
        <text:p text:style-name="P5">AKELLO</text:p>
        <text:p text:style-name="P9">AKERRA (Jon Akerra, Miren Akerra, Jospa Akerra)</text:p>
        <text:p text:style-name="P9">AKETX (Miren Ibarloza)</text:p>
        <text:p text:style-name="P5">AKETXEKU</text:p>
        <text:p text:style-name="P5">AKILLAKU (Akillako Antonio)</text:p>
        <text:p text:style-name="P5">AKITX</text:p>
        <text:p text:style-name="P9">AKUARIOKU (Jose Mari Akuarioku, Belen Akuarioku)</text:p>
        <text:p text:style-name="P9">AKULUNEKU (Juan, Nikolas, Santa, Darie, Felisa...)</text:p>
        <text:p text:style-name="P5">ALAAR</text:p>
        <text:p text:style-name="P9">ALBERTINGU (Alberto Aranbarri)</text:p>
        <text:p text:style-name="P9">ALBERTO PORROSENEKU</text:p>
        <text:p text:style-name="P5">ALDAKOTXO</text:p>
        <text:p text:style-name="P5">ALDEA</text:p>
        <text:p text:style-name="P5">ALE</text:p>
        <text:p text:style-name="P5">ALEGRE</text:p>
        <text:p text:style-name="P9">ALEGRIANEKU</text:p>
        <text:p text:style-name="P9">ALEJO</text:p>
        <text:p text:style-name="P9">ALEMANA (Jon Laka)</text:p>
        <text:p text:style-name="P9">ALKATINEKU <text:s/>(Malen Alkatineku)</text:p>
        <text:p text:style-name="P9">ALLI (Errosa Alli, Sebero Alli)</text:p>
        <text:p text:style-name="P5">ALTOS HORNOS</text:p>
        <text:p text:style-name="P5">ALTSAPRAKAZ</text:p>
        <text:p text:style-name="P5">AMA TXIKIXE</text:p>
        <text:p text:style-name="P9">AMABERRI (Maitxu Amaberri)</text:p>
        <text:p text:style-name="P5">AMADEA</text:p>
        <text:p text:style-name="P5">AMADOATENEKU (Jose)</text:p>
        <text:p text:style-name="P9">AMAIA URIBEKU</text:p>
        <text:p text:style-name="P5">AMALAUNEKU</text:p>
        <text:p text:style-name="P5">AMEIÑE</text:p>
        <text:p text:style-name="P5">AMERIKANU (Isidor Amerikanu)</text:p>
        <text:p text:style-name="P5"><text:soft-page-break/>AMILLO</text:p>
        <text:p text:style-name="P4">AMO OKERRA</text:p>
        <text:p text:style-name="P5">AMOR-AMOR</text:p>
        <text:p text:style-name="P5">AMOTO</text:p>
        <text:p text:style-name="P5">AMU</text:p>
        <text:p text:style-name="P5">ANAKABEKU</text:p>
        <text:p text:style-name="P5">ANARKISTI</text:p>
        <text:p text:style-name="P5">ANBRUSINEKU</text:p>
        <text:p text:style-name="P4">ANDALUZE (Ramon Andaluze)</text:p>
        <text:p text:style-name="P5">ANDI</text:p>
        <text:p text:style-name="P5">ANDIKETXE</text:p>
        <text:p text:style-name="P5">ANDIKO ERREKAKU</text:p>
        <text:p text:style-name="P4">ANDIXE (Blas Andixe, Miel Andixe, Mai Teesa Andixe)</text:p>
        <text:p text:style-name="P4">ANDRES ANTONIO MARINEKU </text:p>
        <text:p text:style-name="P4">ANDRES BATEKONEKU (Segundo Arkotxa Solabarrieta)</text:p>
        <text:p text:style-name="P5">ANGALLERU</text:p>
        <text:p text:style-name="P5">ANIA (Iperkaleko anaxik, bikixak: Ania Totu, te Ania Meie)</text:p>
        <text:p text:style-name="P4">ANIXENEKU (Hipolito Goiogana)</text:p>
        <text:p text:style-name="P4">ANJELARRONEKU (Emeteri Anjelarroneku)</text:p>
        <text:p text:style-name="P5">ANKAMOTZ</text:p>
        <text:p text:style-name="P5">ANPOLAI</text:p>
        <text:p text:style-name="P4">ANTIGUA (Txomiñ Antigua)</text:p>
        <text:p text:style-name="P5">ANTIUKU</text:p>
        <text:p text:style-name="P5">ANTON BURU</text:p>
        <text:p text:style-name="P5">ANTXETA</text:p>
        <text:p text:style-name="P5">ANTXI</text:p>
        <text:p text:style-name="P5">ANTXUBIXE</text:p>
        <text:p text:style-name="P5">ANTXUSTEGIKU</text:p>
        <text:p text:style-name="P5">ANTZARRA</text:p>
        <text:p text:style-name="P5">ANTZOMENDINEKU</text:p>
        <text:p text:style-name="P5">ANTZONE</text:p>
        <text:p text:style-name="P4">ANTZOSOLOKU (Karmele Antzosoloku, Gaxka Antzosoloku)</text:p>
        <text:p text:style-name="P5">AÑATZA</text:p>
        <text:p text:style-name="P4">AÑORGANEKU (Maitxu Añorga)</text:p>
        <text:p text:style-name="P5">APA</text:p>
        <text:p text:style-name="P5">APAIZA Juana Apaiza)</text:p>
        <text:p text:style-name="P4">APALLUNEKU</text:p>
        <text:p text:style-name="P5">APAN</text:p>
        <text:p text:style-name="P5">APOTXO</text:p>
        <text:p text:style-name="P4">ARANTZAMENDINEKU (Agustina Berridi Iturriza)</text:p>
        <text:p text:style-name="P5">ARANTZI</text:p>
        <text:p text:style-name="P5">ARBELAIZKU</text:p>
        <text:p text:style-name="P4">ARBOLAX (Simeon)</text:p>
        <text:p text:style-name="P5">ARDAU (Pedro Ardau)</text:p>
        <text:p text:style-name="P5">ARDI</text:p>
        <text:p text:style-name="P5">ARDIKAKA</text:p>
        <text:p text:style-name="P4">AREMAIONEKU (Aramaio)</text:p>
        <text:p text:style-name="P4">ARENOSANEKU</text:p>
        <text:p text:style-name="P5">ARGALA</text:p>
        <text:p text:style-name="P5">ARGIZAIOLA</text:p>
        <text:p text:style-name="P4">ARI MEIE</text:p>
        <text:p text:style-name="P4">ARISTONDOKU</text:p>
        <text:p text:style-name="P4">ARIZTINEKU (Jesusa Azpiazu Anakabe) </text:p>
        <text:p text:style-name="P4">ARKAKU (Mari Luz)</text:p>
        <text:p text:style-name="P5">ARKONADA</text:p>
        <text:p text:style-name="P4">ARKOTXAKU</text:p>
        <text:p text:style-name="P5">ARLANJA</text:p>
        <text:p text:style-name="P4"><text:soft-page-break/>ARMINTXANEKU (Jabier Armintxa, Pauliñ Armintxa)</text:p>
        <text:p text:style-name="P5">ARONA</text:p>
        <text:p text:style-name="P5">AROTZ TXIKIXANEKU</text:p>
        <text:p text:style-name="P4">AROTZA (Daniel Arotza, Korpeon Arotza, Tiadoro Arotza)</text:p>
        <text:p text:style-name="P5">AROZENANEKU</text:p>
        <text:p text:style-name="P5">ARRABALEKU</text:p>
        <text:p text:style-name="P5">ARRAIÑDDUNE (Mari Arraiñddune)</text:p>
        <text:p text:style-name="P4">ARRAIÑSALTZALLI (Erramona Arraiñsaltzalli)</text:p>
        <text:p text:style-name="P5">ARRAKA (Ixidro Arraka)</text:p>
        <text:p text:style-name="P5">ARRARA</text:p>
        <text:p text:style-name="P4">ARRATENEKU</text:p>
        <text:p text:style-name="P5">ARRAUTZI</text:p>
        <text:p text:style-name="P5">ARRAZA</text:p>
        <text:p text:style-name="P5">ARRI</text:p>
        <text:p text:style-name="P5">ARRIALPERRA</text:p>
        <text:p text:style-name="P5">ARRIGORRI (Jose Arrigorri)</text:p>
        <text:p text:style-name="P5">ARRIOLANEKU</text:p>
        <text:p text:style-name="P5">ARRIXA</text:p>
        <text:p text:style-name="P4">ARRO (Anjel Arro)</text:p>
        <text:p text:style-name="P5">ARROKERO</text:p>
        <text:p text:style-name="P5">ARRUTINEKU</text:p>
        <text:p text:style-name="P5">ARTETA</text:p>
        <text:p text:style-name="P4">ARTETAKU</text:p>
        <text:p text:style-name="P5">ARTIBAIKU</text:p>
        <text:p text:style-name="P5">ARTOBURU</text:p>
        <text:p text:style-name="P4">ARTONDONEKU (Alizia Zabala)</text:p>
        <text:p text:style-name="P5">ARTZALUZ</text:p>
        <text:p text:style-name="P4">ASTELARRANEKU (Jose Astelarra, Isidro Astelarra)</text:p>
        <text:p text:style-name="P5">ASTERRIKAKU (Sabiñ Asterrikaku)</text:p>
        <text:p text:style-name="P5">ASTERRIKANEKU (Luis Mari Asterrika)</text:p>
        <text:p text:style-name="P5">ASTILLERO</text:p>
        <text:p text:style-name="P4">ASTILLERO TXIKIKU (Teodoro atte, eta Marie ama) </text:p>
        <text:p text:style-name="P5">ASTILLERUKO KOJU</text:p>
        <text:p text:style-name="P4">ASTO BALTZANEKU (Anjel Asto Baltza)</text:p>
        <text:p text:style-name="P5">ASTO ZURIXE</text:p>
        <text:p text:style-name="P5">ASTOLFO</text:p>
        <text:p text:style-name="P4">ASTURIANUNEKU</text:p>
        <text:p text:style-name="P4">ATANASIO (Luis Atanasio, Domingo Atanasio...)</text:p>
        <text:p text:style-name="P4">ATANO</text:p>
        <text:p text:style-name="P5">ATILA</text:p>
        <text:p text:style-name="P5">ATILANO</text:p>
        <text:p text:style-name="P5">ATIÑA</text:p>
        <text:p text:style-name="P5">ATITE</text:p>
        <text:p text:style-name="P5">ATOI</text:p>
        <text:p text:style-name="P4">ATTAPIREREKU (Attapirereko Rita alabi, eta Sinpuri ama)</text:p>
        <text:p text:style-name="P5">ATTE TOTU</text:p>
        <text:p text:style-name="P4">ATUNANEKU (Luis Atune, Juana Atune)</text:p>
        <text:p text:style-name="P4">ATXAZPI (Alejandro Urrusolo; Juli Errepuerton-da anaxi)</text:p>
        <text:p text:style-name="P5">ATXILLO</text:p>
        <text:p text:style-name="P4">ATXONDO (Juan Luis Azpiri)</text:p>
        <text:p text:style-name="P5">ATXURI</text:p>
        <text:p text:style-name="P5">ATXURRA</text:p>
        <text:p text:style-name="P5">AUANDI</text:p>
        <text:p text:style-name="P5">AUAZILL TXIKIXE (Segundo Bedialauneta, Torierrekan-da atte)</text:p>
        <text:p text:style-name="P4">AUAZILLE (Jose Auazille, Sebero Auazille, Seapio Auazille...)</text:p>
        <text:p text:style-name="P5">AUELO</text:p>
        <text:p text:style-name="P5">AULEINANEKU</text:p>
        <text:p text:style-name="P5"><text:soft-page-break/>AULIKITZ</text:p>
        <text:p text:style-name="P4">AUNTZANEKU (Marie Auntzaneku)</text:p>
        <text:p text:style-name="P5">AURORA BARATA</text:p>
        <text:p text:style-name="P5">AUTOMOBILLANEKU</text:p>
        <text:p text:style-name="P5">AXAL</text:p>
        <text:p text:style-name="P5">AXERDI</text:p>
        <text:p text:style-name="P5">AXERI</text:p>
        <text:p text:style-name="P5">AXI (Domingo Axi)</text:p>
        <text:p text:style-name="P5">AXKIRE</text:p>
        <text:p text:style-name="P4">AXUNANEKU (Margari Axune, Lolita Axune)</text:p>
        <text:p text:style-name="P5">AZABURU</text:p>
        <text:p text:style-name="P4">AZALENEKU (Mari Azal)</text:p>
        <text:p text:style-name="P5">AZERI</text:p>
        <text:p text:style-name="P4">AZILLONANEKU</text:p>
        <text:p text:style-name="P5">AZKARATE</text:p>
        <text:p text:style-name="P5">AZPILTZANEKU</text:p>
        <text:p text:style-name="P5">AZURRUTZ</text:p>
        <text:p text:style-name="P5">BADIOLAKU</text:p>
        <text:p text:style-name="P5">BAETERU</text:p>
        <text:p text:style-name="P5"><text:span text:style-name="T3">B</text:span>AIA</text:p>
        <text:p text:style-name="P4">BALANDRERU (Sandalio Arrasate)</text:p>
        <text:p text:style-name="P4">BALDOMIÑ</text:p>
        <text:p text:style-name="P5">BALDUINO</text:p>
        <text:p text:style-name="P4">BALEARES (Justo Bakeriza)</text:p>
        <text:p text:style-name="P5">BALKOI ANDIKU</text:p>
        <text:p text:style-name="P5">BALLARRENEKU</text:p>
        <text:p text:style-name="P5">BALTZA (Adrien Baltza)</text:p>
        <text:p text:style-name="P5">BALTZA MORENA</text:p>
        <text:p text:style-name="P4">BALTZANEKU </text:p>
        <text:p text:style-name="P5">BALTZOLA</text:p>
        <text:p text:style-name="P5">BAR PATXIKU (Miren, Agurtzane...)</text:p>
        <text:p text:style-name="P4">BARAIKU (Fraixke, Felipe, Antonio, Jospa...)</text:p>
        <text:p text:style-name="P5">BARATA</text:p>
        <text:p text:style-name="P5">BARATERU</text:p>
        <text:p text:style-name="P7">BARBERO (Juan Jose Barbero)</text:p>
        <text:p text:style-name="P4">BARBERU (Damian Barberu: Damian Jauregialtzo)</text:p>
        <text:p text:style-name="P4">BARKI ("Barkillero", "Nobe"i esateotzen)</text:p>
        <text:p text:style-name="P5">BARKILLERU</text:p>
        <text:p text:style-name="P4">BARRABASENEKU (Kontxita Barrabas)</text:p>
        <text:p text:style-name="P4">BARRILLEIXAKU</text:p>
        <text:p text:style-name="P4">BARRO (Domingo Solaegi)</text:p>
        <text:p text:style-name="P4">BARTOLONEKU (Fabriki euan "Bartoloneku")</text:p>
        <text:p text:style-name="P5">BASA-KATU</text:p>
        <text:p text:style-name="P4">BASTIDANEKU</text:p>
        <text:p text:style-name="P5">BATEKO</text:p>
        <text:p text:style-name="P5">BATEKO URRI</text:p>
        <text:p text:style-name="P4">BAXERRINEKU (Jose mari Baxerri, Tomas Baxerri...)</text:p>
        <text:p text:style-name="P5">BEALI</text:p>
        <text:p text:style-name="P5">BEDAR GOZO</text:p>
        <text:p text:style-name="P5">BEGI ZURI</text:p>
        <text:p text:style-name="P5">BEIRAKUNAZ</text:p>
        <text:p text:style-name="P4">BEITIANEKU</text:p>
        <text:p text:style-name="P5">BEKO BOTIKAKU</text:p>
        <text:p text:style-name="P5">BEKO TORREKU</text:p>
        <text:p text:style-name="P5">BELARRI</text:p>
        <text:p text:style-name="P4">BELARRIMOTXENEKU (Santos Belarrimotx: Santos Gartzia)</text:p>
        <text:p text:style-name="P5">BELE</text:p>
        <text:p text:style-name="P4"><text:soft-page-break/>BELERO (Jose Mari Belero)</text:p>
        <text:p text:style-name="P5">BELGI</text:p>
        <text:p text:style-name="P4">BELTXIORANEKU</text:p>
        <text:p text:style-name="P5">BENEZUELA</text:p>
        <text:p text:style-name="P4">BENGOETXEAKU (Bizit Eizagirre)</text:p>
        <text:p text:style-name="P4">BENTURONEKU (Iperkaleko Benturo, eta beran arrebi Timuti)</text:p>
        <text:p text:style-name="P5">BERDELA (Antonio Berdela)</text:p>
        <text:p text:style-name="P4">BERDENEKU (Jose Mari, Alfonso, Rosario, Manuela...)</text:p>
        <text:p text:style-name="P4">BERISTAÑENEKU</text:p>
        <text:p text:style-name="P4">BERMIO (Agurtzane Osa)</text:p>
        <text:p text:style-name="P4">BERRILLENEKU (Sotera Berrill, Felipa Berrill)</text:p>
        <text:p text:style-name="P5">BERRITTU <text:s/>(Patxi Berrittu. Iruzubietaku zan) </text:p>
        <text:p text:style-name="P4">BERROSASINEKU (Miren Aramaio)</text:p>
        <text:p text:style-name="P5">BERU</text:p>
        <text:p text:style-name="P5">BESAME</text:p>
        <text:p text:style-name="P5">BETULE</text:p>
        <text:p text:style-name="P5">BI KOÑATUAKU</text:p>
        <text:p text:style-name="P5">BIBILLO</text:p>
        <text:p text:style-name="P5">BIBOTAX</text:p>
        <text:p text:style-name="P5">BIENVENIDAKU</text:p>
        <text:p text:style-name="P4">BIKANDINEKU</text:p>
        <text:p text:style-name="P4">BIKAXU (Bikaxo Zarra: Don Agustin Zenarruzabeitia)</text:p>
        <text:p text:style-name="P4">BIKI (Territxarren semi: gazteik iltzan. Kalandiko lapandillaku)</text:p>
        <text:p text:style-name="P5">BIKO (Antonio Biko)</text:p>
        <text:p text:style-name="P5">BILIÑ</text:p>
        <text:p text:style-name="P5">BILLOTX</text:p>
        <text:p text:style-name="P5">BINDA</text:p>
        <text:p text:style-name="P5">BIRGOS</text:p>
        <text:p text:style-name="P5">BIRRITX</text:p>
        <text:p text:style-name="P5">BIZI</text:p>
        <text:p text:style-name="P5">BIZKAI (Bermiotarra)</text:p>
        <text:p text:style-name="P4">BIZKAIANEKU (Damian Bizkaia, Maiteder Bizkaia...)</text:p>
        <text:p text:style-name="P5">BIZKAITTARRA</text:p>
        <text:p text:style-name="P4">BIZKARGIKU (Boni Laka, Ane Bizkargi, Anselma Laka)</text:p>
        <text:p text:style-name="P5">BLANKO</text:p>
        <text:p text:style-name="P5">BOGA-BOGAKU</text:p>
        <text:p text:style-name="P5">BOLERONEKUK (Euxebi Bolero)</text:p>
        <text:p text:style-name="P5">BOLIÑENEKU</text:p>
        <text:p text:style-name="P5">BOLTXET</text:p>
        <text:p text:style-name="P4">BOLTZILLONEKU</text:p>
        <text:p text:style-name="P4">BOLUNEKU (Jose Bolu)</text:p>
        <text:p text:style-name="P5">BONBERO</text:p>
        <text:p text:style-name="P5">BONBI</text:p>
        <text:p text:style-name="P4">BONILLANEKU</text:p>
        <text:p text:style-name="P5">BONITA</text:p>
        <text:p text:style-name="P5">BOROBILL</text:p>
        <text:p text:style-name="P5">BOTERITA</text:p>
        <text:p text:style-name="P5">BOTERU</text:p>
        <text:p text:style-name="P5">BOTETXIA</text:p>
        <text:p text:style-name="P4">BOTIKAXU (Arrasate, Otxagabia)</text:p>
        <text:p text:style-name="P4">BOTX (Jose Mari Aranbarri Etxaburu)</text:p>
        <text:p text:style-name="P5">BOTXIÑENEKU</text:p>
        <text:p text:style-name="P5">BRANKALTA</text:p>
        <text:p text:style-name="P4">BRIGADI (Pako)</text:p>
        <text:p text:style-name="P4">BRIÑAEZ (Iñaki Briñaez: Zubibarriko Iñaki)</text:p>
        <text:p text:style-name="P5">BROLLAN</text:p>
        <text:p text:style-name="P5">BROLLON</text:p>
        <text:p text:style-name="P4"><text:soft-page-break/>BRONTXENEKU (Imakulada Brontxe, Jose Brontxe)</text:p>
        <text:p text:style-name="P4">BURDIÑINEKU (Frantziska Burdiñi, Juan Jose Buerdiñi)</text:p>
        <text:p text:style-name="P4">BURGOKU</text:p>
        <text:p text:style-name="P4">BURGONEKUK (Jose Burgo)</text:p>
        <text:p text:style-name="P5">BURO ANDI</text:p>
        <text:p text:style-name="P5">BURRIOLA</text:p>
        <text:p text:style-name="P4">BURU (Anton Buru)</text:p>
        <text:p text:style-name="P5">BURU ZURI</text:p>
        <text:p text:style-name="P5">BUSTIOKU</text:p>
        <text:p text:style-name="P5">BUZTARRI</text:p>
        <text:p text:style-name="P4">BUZUNEKU (Luzia Buzu)</text:p>
        <text:p text:style-name="P7">DANBALANEKU (Itziar, Gotzon, Amaia, Gorka...)</text:p>
        <text:p text:style-name="P5">DANDO</text:p>
        <text:p text:style-name="P5">DARIANEKU</text:p>
        <text:p text:style-name="P5">DATILES</text:p>
        <text:p text:style-name="P7">DELFIÑENEKU (Jesus Mari Delfin)</text:p>
        <text:p text:style-name="P5">DEMANUENA</text:p>
        <text:p text:style-name="P5">DENTIZINEKU</text:p>
        <text:p text:style-name="P4">DESI (Beitia: iperkaleku)</text:p>
        <text:p text:style-name="P5">DEUN ANDONIKU</text:p>
        <text:p text:style-name="P4">DIABRU</text:p>
        <text:p text:style-name="P5">DIBI</text:p>
        <text:p text:style-name="P5">DIENTES</text:p>
        <text:p text:style-name="P5">DIO TXIKIXE</text:p>
        <text:p text:style-name="P4">DIOPILL</text:p>
        <text:p text:style-name="P5">DIRU</text:p>
        <text:p text:style-name="P4">DITO (Alejandrito esateotzen, da gero Ditoaz geatu) </text:p>
        <text:p text:style-name="P5">DIXA</text:p>
        <text:p text:style-name="P4">DOATIONEKU</text:p>
        <text:p text:style-name="P5">DOCTOR URRUTIA</text:p>
        <text:p text:style-name="P5">DOMINGO <text:s/>ANTONIONEKU</text:p>
        <text:p text:style-name="P5">DOMINGOTXUNEKU</text:p>
        <text:p text:style-name="P4">DOMINIKANEKU (Carmen Aramaio)</text:p>
        <text:p text:style-name="P4">DON EJUENIONEKU</text:p>
        <text:p text:style-name="P5">DON LUISENEKU (Don Luis Arriola, mediku)</text:p>
        <text:p text:style-name="P5">DON PELOTAS</text:p>
        <text:p text:style-name="P5">DON PEPE</text:p>
        <text:p text:style-name="P5">DON PEPETI</text:p>
        <text:p text:style-name="P5">DON SABIÑENEKU (Sabiñ Muruetagoiena, mediku)</text:p>
        <text:p text:style-name="P4">DON SEKUNDINONEKU (Don Sekundinoneko eskoli, elixopin gañin, lenako ayuntamentun azpixan euan)</text:p>
        <text:p text:style-name="P4">DONGRENEKU edo DRONGENEKU (Tomas Dongre)</text:p>
        <text:p text:style-name="P5">DONOSTI (Jose Donosti)</text:p>
        <text:p text:style-name="P5">DOÑA <text:s/>BLANKANEKU</text:p>
        <text:p text:style-name="P5">DOÑA ANITANEKU (Anita Arriolan eskoli)</text:p>
        <text:p text:style-name="P4">DOÑA MARIA LUISANEKU (Eskoli)</text:p>
        <text:p text:style-name="P4">DOÑA MONIKANEKU (Arta birin euan txaleta)</text:p>
        <text:p text:style-name="P4">DORATEANEKU</text:p>
        <text:p text:style-name="P5">DOTORE MESSINA</text:p>
        <text:p text:style-name="P5">DRAKU</text:p>
        <text:p text:style-name="P5">DRAKULA</text:p>
        <text:p text:style-name="P4">DROGEXAKU (Maria Paz, Kontsuelo, Periko, Mai Santos...)</text:p>
        <text:p text:style-name="P5">DURDU</text:p>
        <text:p text:style-name="P5"><text:span text:style-name="T3">E</text:span>BRA</text:p>
        <text:p text:style-name="P4">EDERRA (Matiñ Ederra, Juana Ederra...)</text:p>
        <text:p text:style-name="P4">EFANI (Miren <text:span text:style-name="T1">Efani</text:span><text:span text:style-name="T2">)</text:span></text:p>
        <text:p text:style-name="P5">EGI</text:p>
        <text:p text:style-name="P4">EGIANEKU (Jose Mari Aranbarri: Egia pasteleru)</text:p>
        <text:p text:style-name="P4"><text:soft-page-break/>EGOINEKUK</text:p>
        <text:p text:style-name="P4">EJUENINEKU (Terese)</text:p>
        <text:p text:style-name="P5">ELANTXOBE (Jospa Elantxobe)</text:p>
        <text:p text:style-name="P5">ELIZABET TAILOR</text:p>
        <text:p text:style-name="P5">ELKE</text:p>
        <text:p text:style-name="P5">ELNOI</text:p>
        <text:p text:style-name="P5">ELUKU</text:p>
        <text:p text:style-name="P5">ELUNEKU</text:p>
        <text:p text:style-name="P5">EMENDI ERREKAKU</text:p>
        <text:p text:style-name="P5">EMERETZIKO</text:p>
        <text:p text:style-name="P5">EMO</text:p>
        <text:p text:style-name="P5">ENA</text:p>
        <text:p text:style-name="P4">ENANINEKU <text:s/></text:p>
        <text:p text:style-name="P5">EPAN</text:p>
        <text:p text:style-name="P5">EPELA</text:p>
        <text:p text:style-name="P5">EPERRA</text:p>
        <text:p text:style-name="P5">EPI</text:p>
        <text:p text:style-name="P5">ERIÑO</text:p>
        <text:p text:style-name="P4">ERLOJERU (Luis Erlojeru.Mollaku. Miel Erlojeru, Kalandiku)</text:p>
        <text:p text:style-name="P5">ERRAMONANEKU</text:p>
        <text:p text:style-name="P5">ERRAMU</text:p>
        <text:p text:style-name="P5">ERREBALEKU</text:p>
        <text:p text:style-name="P4">ERREBIRONEKU (Iñazio Errebiro, Anita Errebiro)</text:p>
        <text:p text:style-name="P5">ERREBOTA</text:p>
        <text:p text:style-name="P5">ERREKADORI</text:p>
        <text:p text:style-name="P4">ERREPUERTO (Juli Errepuerto)</text:p>
        <text:p text:style-name="P5">ERRERONEKU</text:p>
        <text:p text:style-name="P4">ERRESAXOERREZATZALLI (Karlota, Petra)</text:p>
        <text:p text:style-name="P5">ERREZELO</text:p>
        <text:p text:style-name="P5">ERROFALLENEKU</text:p>
        <text:p text:style-name="P5">ERROKENEKU (Antonio <text:span text:style-name="T1">Triste </text:span><text:span text:style-name="T2">zan </text:span><text:span text:style-name="T1"><text:s/>Errokeneku</text:span><text:span text:style-name="T2">)</text:span></text:p>
        <text:p text:style-name="P5">ERROMALDANEKU</text:p>
        <text:p text:style-name="P5">ERROSA TXIKITO</text:p>
        <text:p text:style-name="P5">ERROTABARRI (Luis Amutxastegi)</text:p>
        <text:p text:style-name="P5">ESCOLANEKU (Bartolo, Esteban, Baltasar)</text:p>
        <text:p text:style-name="P5">ESKAMAS</text:p>
        <text:p text:style-name="P4">ESKRIBAUKU (Felix: Jose Eskribaukun atte)</text:p>
        <text:p text:style-name="P5">ESPARTXA</text:p>
        <text:p text:style-name="P4">ESTAXIO (Teresa Estaxio)</text:p>
        <text:p text:style-name="P4">ESTRAPERLISTI (Juste Estraperlisti)</text:p>
        <text:p text:style-name="P4">ESTRAPU (Balbiñe Estrapu ama, eta alabi, Maitxu Estrapu</text:p>
        <text:p text:style-name="P5">ESTRELLITAKU</text:p>
        <text:p text:style-name="P5">ETAIO</text:p>
        <text:p text:style-name="P5">ETEÑO</text:p>
        <text:p text:style-name="P5">ETXABENEKU</text:p>
        <text:p text:style-name="P5">ETXALDE</text:p>
        <text:p text:style-name="P5">ETXANONEKU</text:p>
        <text:p text:style-name="P5">ETXEBARRIANEKU</text:p>
        <text:p text:style-name="P5">ETXEKALTE</text:p>
        <text:p text:style-name="P5">ETXEKO</text:p>
        <text:p text:style-name="P4">ETXETXIKIKU (Rufina Etxetxikiku)</text:p>
        <text:p text:style-name="P4">ETXUMARI (Sereno Txikixan semi)</text:p>
        <text:p text:style-name="P5">EULI</text:p>
        <text:p text:style-name="P5">EUSKALERRIA</text:p>
        <text:p text:style-name="P5">EUSKO</text:p>
        <text:p text:style-name="P4">EUZKADINEKU (Lorea Euzkadi, Pilar Euzkadi, Nati Euzkadi)</text:p>
        <text:p text:style-name="P4">EXKERRA</text:p>
        <text:p text:style-name="P4"><text:soft-page-break/>EXKERTI (Pedro Exkerti. Pedron ama: Balbiñe Exkerti))</text:p>
        <text:p text:style-name="P5">EXPRESA</text:p>
        <text:p text:style-name="P5">EZIÑABERASTU (Beltxior Eziñaberastu, Klaita Eziñaberastu)</text:p>
        <text:p text:style-name="P4">EZKERTI (Jesus Mari Badiola)</text:p>
        <text:p text:style-name="P5">EZPAN</text:p>
        <text:p text:style-name="P5">EZPANANDI</text:p>
        <text:p text:style-name="P5">EZPARTXA</text:p>
        <text:p text:style-name="P5">EZPETERA</text:p>
        <text:p text:style-name="P5">EZTABALERIO</text:p>
        <text:p text:style-name="P5"><text:span text:style-name="T3">F</text:span>AISTON</text:p>
        <text:p text:style-name="P5">FAMAU</text:p>
        <text:p text:style-name="P5">FATI</text:p>
        <text:p text:style-name="P5">FERRAZ (Kanpaneroi esateotzen bizikletan ibillttezalako. Ferraz karreristi ixantzan)</text:p>
        <text:p text:style-name="P4">FIRPO</text:p>
        <text:p text:style-name="P5">FIRTO</text:p>
        <text:p text:style-name="P5">FIT</text:p>
        <text:p text:style-name="P4">FLOR DE MAYOKU</text:p>
        <text:p text:style-name="P5">FORALA</text:p>
        <text:p text:style-name="P5">FOTERUKUK</text:p>
        <text:p text:style-name="P5">FRA-FRA</text:p>
        <text:p text:style-name="P5">FRALLI</text:p>
        <text:p text:style-name="P5">FRANKO</text:p>
        <text:p text:style-name="P5">FRANTXI</text:p>
        <text:p text:style-name="P4">FRANTZESA (Jose Mari Frantzesa: Jose Mari Akulu)</text:p>
        <text:p text:style-name="P5">FRANTZISKO ALEGRE</text:p>
        <text:p text:style-name="P5">FRANTZISKORENAKU</text:p>
        <text:p text:style-name="P5">FRUJI</text:p>
        <text:p text:style-name="P4">FRUTU (Luis Frutu)</text:p>
        <text:p text:style-name="P5">FUISTON</text:p>
        <text:p text:style-name="P5">FUMANTXU</text:p>
        <text:p text:style-name="P5"><text:span text:style-name="T3">G</text:span>ABARRERU</text:p>
        <text:p text:style-name="P5">GABAXE</text:p>
        <text:p text:style-name="P5">GABIKANEKU</text:p>
        <text:p text:style-name="P4">GAIZTO </text:p>
        <text:p text:style-name="P5">GALA</text:p>
        <text:p text:style-name="P5">GALANTA</text:p>
        <text:p text:style-name="P5">GALANTXO</text:p>
        <text:p text:style-name="P4">GALATEA</text:p>
        <text:p text:style-name="P5">GALDAKANO</text:p>
        <text:p text:style-name="P5">GALDU</text:p>
        <text:p text:style-name="P5">GALLEGO</text:p>
        <text:p text:style-name="P4">GALTZUANGU (Jospa eta Jose Andres)</text:p>
        <text:p text:style-name="P4">GAMINDENEKU</text:p>
        <text:p text:style-name="P5">GANDOZ</text:p>
        <text:p text:style-name="P5">GANDUELA GILTZA</text:p>
        <text:p text:style-name="P5">GANGARRA</text:p>
        <text:p text:style-name="P5">GANTZERUNEKU</text:p>
        <text:p text:style-name="P5">GARAI</text:p>
        <text:p text:style-name="P5">GARATENEKU</text:p>
        <text:p text:style-name="P5">GARBANTZERONEKU</text:p>
        <text:p text:style-name="P5">GARDOTZA</text:p>
        <text:p text:style-name="P4">GARITANONEKU</text:p>
        <text:p text:style-name="P5">GARLI</text:p>
        <text:p text:style-name="P5">GARRAMI</text:p>
        <text:p text:style-name="P5">GARRATXA</text:p>
        <text:p text:style-name="P4">GARRIDONEKU</text:p>
        <text:p text:style-name="P5">GARRO</text:p>
        <text:p text:style-name="P4"><text:soft-page-break/>GARROKU (Emeteri, Delfin, Gregorio, Josu... )</text:p>
        <text:p text:style-name="P4">GARTZIA (Iñaki Laka)</text:p>
        <text:p text:style-name="P4">GASTAUNEKU</text:p>
        <text:p text:style-name="P5">GATZAGANEKU</text:p>
        <text:p text:style-name="P5">GATZATU (Joxe Miel Gatzatu: Juanito Balentziagan-da atte)</text:p>
        <text:p text:style-name="P4">GATZERRE (Rosario Gatzerre: Rosario Landaribar)</text:p>
        <text:p text:style-name="P5">GATZERU</text:p>
        <text:p text:style-name="P5">GAXAPU</text:p>
        <text:p text:style-name="P5">GAXU</text:p>
        <text:p text:style-name="P5">GAZTAÑEI</text:p>
        <text:p text:style-name="P5">GAZTAÑENEKU</text:p>
        <text:p text:style-name="P4">GAZTAÑERRENEKU (Jose Gaztañerre)</text:p>
        <text:p text:style-name="P5">GAZTELAMATZANEKU</text:p>
        <text:p text:style-name="P5">GAZTELAR</text:p>
        <text:p text:style-name="P5">GAZTI</text:p>
        <text:p text:style-name="P5">GAZTURU</text:p>
        <text:p text:style-name="P4">GELASIONEKU (Juste Etxebarria)</text:p>
        <text:p text:style-name="P4">GERNIKA (Jose Gernika)</text:p>
        <text:p text:style-name="P5">GERRAKU</text:p>
        <text:p text:style-name="P5">GERREN ASTILLERUKU</text:p>
        <text:p text:style-name="P5">GERTALEIKE</text:p>
        <text:p text:style-name="P4">GETARI</text:p>
        <text:p text:style-name="P4">GETARIANOKU</text:p>
        <text:p text:style-name="P5">GETXO</text:p>
        <text:p text:style-name="P5">GILI-GILINEKU</text:p>
        <text:p text:style-name="P5">GILLI</text:p>
        <text:p text:style-name="P5">GINBELETA</text:p>
        <text:p text:style-name="P4">GIXONANEKU (Boni Gixona)</text:p>
        <text:p text:style-name="P5">GOIKO BOTIKAKU</text:p>
        <text:p text:style-name="P4">GOIKO ESTANKUKU (Goiko Estankunko Abari: Don Segundo Urkiza)</text:p>
        <text:p text:style-name="P6">GOIKO TORREKU (Luziano, Gregori, Edurne...)</text:p>
        <text:p text:style-name="P5">GOITIZ</text:p>
        <text:p text:style-name="P5">GOITTIKU</text:p>
        <text:p text:style-name="P5">GONANDI (Dolos Gonandi)</text:p>
        <text:p text:style-name="P5">GONTZALO IPERKALEKU (Jose Pandeitton semi)</text:p>
        <text:p text:style-name="P5">GONTZALONEKU</text:p>
        <text:p text:style-name="P5">GORETI</text:p>
        <text:p text:style-name="P4">GORRA (Jospa Gorra, Jose Gorra)</text:p>
        <text:p text:style-name="P5">GORRI</text:p>
        <text:p text:style-name="P4">GOSIKARRA (Mai Gosikarra)</text:p>
        <text:p text:style-name="P5">GOXO-GOXO</text:p>
        <text:p text:style-name="P5">GRAN PODERREKU (Juanita Gran Poderreku. Baforan ixena: Jesus de Gran Poder))</text:p>
        <text:p text:style-name="P5">GUARDI (Santana Guardi)</text:p>
        <text:p text:style-name="P5">GUARDIA ZIBILLE</text:p>
        <text:p text:style-name="P5">GUENAGANEKU</text:p>
        <text:p text:style-name="P5">GUREAKU</text:p>
        <text:p text:style-name="P5">GURIPA</text:p>
        <text:p text:style-name="P5">HERMOSILLA</text:p>
        <text:p text:style-name="P5"><text:span text:style-name="T3">H</text:span>ERRERO</text:p>
        <text:p text:style-name="P5">HIJO</text:p>
        <text:p text:style-name="P4">HOMBRE (Felipe Agirre)</text:p>
        <text:p text:style-name="P5">HUEVON</text:p>
        <text:p text:style-name="P4">IARRANEKUK (Manuel Iarra, Zipriano Iarra)</text:p>
        <text:p text:style-name="P4">IBARRIÑEKUK</text:p>
        <text:p text:style-name="P4">IBARGUN (Maria Rosario Irureta)</text:p>
        <text:p text:style-name="P5">IBARRI</text:p>
        <text:p text:style-name="P4">IDEALES (Jabier Kafe Marinaku)</text:p>
        <text:p text:style-name="P5"><text:soft-page-break/>IGUALDADI</text:p>
        <text:p text:style-name="P5">IKAN</text:p>
        <text:p text:style-name="P5">IKARAN</text:p>
        <text:p text:style-name="P5">IKATXA BARRIKU (Pauliño Ikatxa: Jose Mutrikun-de atte)</text:p>
        <text:p text:style-name="P4">IKATZA (Pedro Ikatza)</text:p>
        <text:p text:style-name="P5">IKOMELAU</text:p>
        <text:p text:style-name="P5">ILA </text:p>
        <text:p text:style-name="P5">ILBIXI</text:p>
        <text:p text:style-name="P5">INDDAR</text:p>
        <text:p text:style-name="P5">INDIANO</text:p>
        <text:p text:style-name="P4">INDIONEKU</text:p>
        <text:p text:style-name="P5">INDIXAUNEKU</text:p>
        <text:p text:style-name="P5">INGLESA</text:p>
        <text:p text:style-name="P5">INKIÑAS</text:p>
        <text:p text:style-name="P5">INVIERNO</text:p>
        <text:p text:style-name="P4">IÑAZIO OJALETERUNEKU (Felisa, Kontxa, Kasimira...)</text:p>
        <text:p text:style-name="P5">IÑAZIOLAKANEKU</text:p>
        <text:p text:style-name="P5">IÑUZENTI</text:p>
        <text:p text:style-name="P5">IPURDI</text:p>
        <text:p text:style-name="P5">IRAMATEI</text:p>
        <text:p text:style-name="P4">IRIONDONEKU</text:p>
        <text:p text:style-name="P5">IRU JANGOIKO</text:p>
        <text:p text:style-name="P4">IRUTXIDI</text:p>
        <text:p text:style-name="P4">ISABELITAKU</text:p>
        <text:p text:style-name="P5">ISASINEKU</text:p>
        <text:p text:style-name="P4">ISLAONEKU</text:p>
        <text:p text:style-name="P5">ISLAOTXU</text:p>
        <text:p text:style-name="P5">ITALIANU</text:p>
        <text:p text:style-name="P5">ITILLAS</text:p>
        <text:p text:style-name="P5">ITO</text:p>
        <text:p text:style-name="P5">ITSOKO</text:p>
        <text:p text:style-name="P5">ITSU (Alejandro Itsu, Latxanbre Itsu)</text:p>
        <text:p text:style-name="P7">ITTURRANENEKU (Agirreoa)</text:p>
        <text:p text:style-name="P7">ITUARTENEKU (Koldo Ituarte)</text:p>
        <text:p text:style-name="P5">ITXUKI</text:p>
        <text:p text:style-name="P5">ITZIAR</text:p>
        <text:p text:style-name="P5">IXKI</text:p>
        <text:p text:style-name="P4">IXKIRINEKU</text:p>
        <text:p text:style-name="P5">IXKU</text:p>
        <text:p text:style-name="P4">IXURDI</text:p>
        <text:p text:style-name="P5">IZAGIRRENEKU</text:p>
        <text:p text:style-name="P5">JAIKI</text:p>
        <text:p text:style-name="P4">JAIÑ (Leona Jaiñ)</text:p>
        <text:p text:style-name="P5">JANGOIKU</text:p>
        <text:p text:style-name="P5">JASESON</text:p>
        <text:p text:style-name="P5">JATI</text:p>
        <text:p text:style-name="P5">JERMANENEKU</text:p>
        <text:p text:style-name="P5">JERTSETERI</text:p>
        <text:p text:style-name="P5">JIJIJI</text:p>
        <text:p text:style-name="P5">JIRONA</text:p>
        <text:p text:style-name="P5">JITANU</text:p>
        <text:p text:style-name="P5">JOSE SALBADORRENEKU</text:p>
        <text:p text:style-name="P4">JOSE SALDUNEKU edo JOESALDUNEKU (Frantziskita, Miren, Kepa, Anjel...)</text:p>
        <text:p text:style-name="P4">JOSIKU</text:p>
        <text:p text:style-name="P5">JOSPITANEKU</text:p>
        <text:p text:style-name="P5">JOSTUN POLITTE</text:p>
        <text:p text:style-name="P5">JOSTUNE</text:p>
        <text:p text:style-name="P4"><text:soft-page-break/>JOXEBENTURANEKU (Maitere Azpiazu)</text:p>
        <text:p text:style-name="P5">JUAKIÑ-ARTANEKU</text:p>
        <text:p text:style-name="P5">JUAKIÑANEKU</text:p>
        <text:p text:style-name="P4">JUANAMALANEKU (Juanita)</text:p>
        <text:p text:style-name="P5">JUDIXU</text:p>
        <text:p text:style-name="P5">JUNBAISTENEKU</text:p>
        <text:p text:style-name="P5">KABALLU</text:p>
        <text:p text:style-name="P5">KABEZA</text:p>
        <text:p text:style-name="P5">KABEZA DE ORO</text:p>
        <text:p text:style-name="P4">KABIDO (Josu Ituarte)</text:p>
        <text:p text:style-name="P5">KAFE MARINAKU (Julian Kafe marinaku)</text:p>
        <text:p text:style-name="P5">KAIKU</text:p>
        <text:p text:style-name="P5">KAIO</text:p>
        <text:p text:style-name="P4">KAISERRENEKU (Juan Antonio Arriola)</text:p>
        <text:p text:style-name="P5">KAIXARRA</text:p>
        <text:p text:style-name="P5">KAKAJANTZALLE</text:p>
        <text:p text:style-name="P5">KAKAMERKE</text:p>
        <text:p text:style-name="P5">KAKANTZERO</text:p>
        <text:p text:style-name="P4">KAKAPOTTONEKU (Fernando Iramategi, Agurtzane Iramategi)</text:p>
        <text:p text:style-name="P5">KAKAPU</text:p>
        <text:p text:style-name="P5">KAKATI</text:p>
        <text:p text:style-name="P4">KAKATXANEKU</text:p>
        <text:p text:style-name="P5">KAKATZA</text:p>
        <text:p text:style-name="P4">KAKATZENEKU (Fraixke)</text:p>
        <text:p text:style-name="P5">KAKAZURI</text:p>
        <text:p text:style-name="P4">KAKOTENEKU (Iñazio Kakote atte, eta Iñazio Kakote semi)</text:p>
        <text:p text:style-name="P5">KAKU</text:p>
        <text:p text:style-name="P5">KALAPITXIXE</text:p>
        <text:p text:style-name="P5">KALBERRE</text:p>
        <text:p text:style-name="P5">KALBO</text:p>
        <text:p text:style-name="P5">KALBO ZURI</text:p>
        <text:p text:style-name="P5">KALE (Jose Kale eta Jospa Kale: andragixonak)</text:p>
        <text:p text:style-name="P5">KALEGARBITZALLINEKU</text:p>
        <text:p text:style-name="P5">KALTXAZ</text:p>
        <text:p text:style-name="P4">KALTZANDI (Ejuenio Kaltzandi)</text:p>
        <text:p text:style-name="P5">KAMALEON</text:p>
        <text:p text:style-name="P4">KAMIÑANEKU (Blas Kamiña, Jose Kamiña)</text:p>
        <text:p text:style-name="P5">KAMISA BLANKA</text:p>
        <text:p text:style-name="P5">KANARIO</text:p>
        <text:p text:style-name="P5">KANDELAS</text:p>
        <text:p text:style-name="P5">KANDIDO-KANDIDA</text:p>
        <text:p text:style-name="P4">KANIKAS (Juan Belaustegi)</text:p>
        <text:p text:style-name="P4">KANKILLOINEKU (Periko Kankilloi, Fraixke Kankilloi)</text:p>
        <text:p text:style-name="P5">KANO</text:p>
        <text:p text:style-name="P5">KANPANERO</text:p>
        <text:p text:style-name="P5">KANPAX</text:p>
        <text:p text:style-name="P7">KANPOX (Martin Kanpox zan Domingo Kanpoxen da Fausto Kanpoxen-da atte. Afilleru: Campos)</text:p>
        <text:p text:style-name="P4">KANTALEKO (Miren Kantaleko, Jose Mari Kantaleko) </text:p>
        <text:p text:style-name="P5">KANTIDADEA</text:p>
        <text:p text:style-name="P5">KANUTANEKU</text:p>
        <text:p text:style-name="P5">KANUTINEKU</text:p>
        <text:p text:style-name="P4">KANUTONEKUK (Ospittaleko Karlos da Kanuto)</text:p>
        <text:p text:style-name="P4">KAODEMARRENEKU (Milagros Gaubeka)</text:p>
        <text:p text:style-name="P5">KAPELAIX</text:p>
        <text:p text:style-name="P5">KAPI</text:p>
        <text:p text:style-name="P5">KAPITTAN TXIKIXE</text:p>
        <text:p text:style-name="P5">KAPONE</text:p>
        <text:p text:style-name="P5"><text:soft-page-break/>KAPORALA</text:p>
        <text:p text:style-name="P5">KARIÑO (Liburio Garramiola, Iñaki Garramiolan-da atte)</text:p>
        <text:p text:style-name="P4">KARLOS LAKANEKU (Karmelo Amallobieta)</text:p>
        <text:p text:style-name="P9">KARMEN ALARGUNANEKU</text:p>
        <text:p text:style-name="P9">KARMEN BALTZANEKU (Antonio)</text:p>
        <text:p text:style-name="P5">KARMENGU</text:p>
        <text:p text:style-name="P9">KARNAZERU (Peli Karnazeru, Ejuenio Karnazeru)</text:p>
        <text:p text:style-name="P5">KARPANTANEKU</text:p>
        <text:p text:style-name="P5">KARRAKIRI (Jose Ramon Osa: alkati ixantzan)</text:p>
        <text:p text:style-name="P9">KARRATXIELENEKU (Mai Karratxiel)</text:p>
        <text:p text:style-name="P5">KARRETERU</text:p>
        <text:p text:style-name="P9">KARRILLENEKU (Trini Karrill)</text:p>
        <text:p text:style-name="P5">KARROÑ</text:p>
        <text:p text:style-name="P5"><text:span text:style-name="T4">KARRUAJESENEKU (Gaztañerren-da ama)</text:span>AS</text:p>
        <text:p text:style-name="P5">KARTERU</text:p>
        <text:p text:style-name="P5">KASTELLANI</text:p>
        <text:p text:style-name="P5">KASTILLA</text:p>
        <text:p text:style-name="P5">KASTONEKU</text:p>
        <text:p text:style-name="P4">KASTORA (Bittori Kastora: Ane Kastoran ama)</text:p>
        <text:p text:style-name="P5">KASTRO</text:p>
        <text:p text:style-name="P5">KATA PITO</text:p>
        <text:p text:style-name="P5">KATALIÑENEKU</text:p>
        <text:p text:style-name="P5">KATARRO</text:p>
        <text:p text:style-name="P5">KATEIKU (Antonio Kateiku)</text:p>
        <text:p text:style-name="P5">KATOLIKU</text:p>
        <text:p text:style-name="P5">KATON</text:p>
        <text:p text:style-name="P5">KATU</text:p>
        <text:p text:style-name="P5">KATUKUMI</text:p>
        <text:p text:style-name="P4">KATUZARRANEKU (Bernabe, Nikanor)</text:p>
        <text:p text:style-name="P5">KATXARRERA</text:p>
        <text:p text:style-name="P4">KATXARRERO (Flora Katxarrero)</text:p>
        <text:p text:style-name="P4">KATXARRERU (Arturo eta Emilio paraueruai, katxarreru be esatotzen)</text:p>
        <text:p text:style-name="P4">KAUSO</text:p>
        <text:p text:style-name="P5">KAUTO</text:p>
        <text:p text:style-name="P5">KAXARRA</text:p>
        <text:p text:style-name="P5">KAXK</text:p>
        <text:p text:style-name="P5">KAXKETA</text:p>
        <text:p text:style-name="P5">KAXU</text:p>
        <text:p text:style-name="P5">KELE (Juanita Txikixan anaxi)</text:p>
        <text:p text:style-name="P5">KELMIÑO</text:p>
        <text:p text:style-name="P9">KEMAINER</text:p>
        <text:p text:style-name="P5">KEN ELISABET</text:p>
        <text:p text:style-name="P5">KEN MARI</text:p>
        <text:p text:style-name="P9">KEU (Jesus Mari Etxaburu)</text:p>
        <text:p text:style-name="P5">KIKILLU</text:p>
        <text:p text:style-name="P5">KIKIRRINEKU (Jose Kikirri)</text:p>
        <text:p text:style-name="P5">KIKO</text:p>
        <text:p text:style-name="P5">KIMENO</text:p>
        <text:p text:style-name="P5">KINADO</text:p>
        <text:p text:style-name="P5">KINTIÑENEKU</text:p>
        <text:p text:style-name="P9">KINTOKO MAXU (Eskola barrixetan kinton eskoli emoteban maxu: Don Jose maria Asas)</text:p>
        <text:p text:style-name="P5">KINTOX</text:p>
        <text:p text:style-name="P5">KIÑINEKU</text:p>
        <text:p text:style-name="P5">KIÑOS</text:p>
        <text:p text:style-name="P5">KIÑU</text:p>
        <text:p text:style-name="P5">KIO</text:p>
        <text:p text:style-name="P9">KIPULASENEKU (Edurne Kipulas, Isabel Kipulas)</text:p>
        <text:p text:style-name="P5"><text:soft-page-break/>KIRIKIXU</text:p>
        <text:p text:style-name="P9">KIRKILLE (Juan Kirkille)</text:p>
        <text:p text:style-name="P5">KIRRIXKI</text:p>
        <text:p text:style-name="P9">KIRRU (Jon Urresti, Antzosoloku)</text:p>
        <text:p text:style-name="P5">KIRRUNEKU</text:p>
        <text:p text:style-name="P5">KITO</text:p>
        <text:p text:style-name="P5">KITTARRANEKU</text:p>
        <text:p text:style-name="P5">KIXKET</text:p>
        <text:p text:style-name="P9">KLARANEKU (Egian auman dendi) </text:p>
        <text:p text:style-name="P9">KLUKEKU edo KLUDEPORTIBOKU (Jabier Klukeku. Taberni "Club Deportivo" zan)</text:p>
        <text:p text:style-name="P5">KOASTEINEKU</text:p>
        <text:p text:style-name="P9">KOIKILLI</text:p>
        <text:p text:style-name="P5">KOIKO</text:p>
        <text:p text:style-name="P5">KOIOTE</text:p>
        <text:p text:style-name="P5">KOIPE</text:p>
        <text:p text:style-name="P9">KOJI (Kalistre Koji, Hermenejilde Koji, Petra Koji, Maitere Koji)</text:p>
        <text:p text:style-name="P9">KOJU (Manuel Koju, Astilleruko Koju, Kofraxako Koju...) </text:p>
        <text:p text:style-name="P5">KOKOBALTZ</text:p>
        <text:p text:style-name="P5">KOKONA (Jose Kokona)</text:p>
        <text:p text:style-name="P5">KOKORRO</text:p>
        <text:p text:style-name="P5">KOKOT LUZI</text:p>
        <text:p text:style-name="P4">KOKOTOKER (Pello Kalandiku)</text:p>
        <text:p text:style-name="P4">KOLAXUNEKU (Begoña Kolaxu)</text:p>
        <text:p text:style-name="P5">KOLORIN</text:p>
        <text:p text:style-name="P4">KOLTXILLINEKU</text:p>
        <text:p text:style-name="P5">KOMIKI</text:p>
        <text:p text:style-name="P5">KOMORA GAÑEKU</text:p>
        <text:p text:style-name="P5">KONBOI</text:p>
        <text:p text:style-name="P5">KONDE GOTIZ</text:p>
        <text:p text:style-name="P4">KONEJO</text:p>
        <text:p text:style-name="P5">KONKISTAU</text:p>
        <text:p text:style-name="P4">KONPITTEIXAKU</text:p>
        <text:p text:style-name="P4">KONPITTERONEKU (Manuel Etxebarria)</text:p>
        <text:p text:style-name="P5">KONTULAXE</text:p>
        <text:p text:style-name="P4">KORDELEIXAKU (Iñaki, Imanol, Andoni Txatu...)</text:p>
        <text:p text:style-name="P5">KORDOBESA</text:p>
        <text:p text:style-name="P4">KORKOTXANEKU (Liokari Korkotxe)</text:p>
        <text:p text:style-name="P4">KORKOTXE (Miel Korkotxe)</text:p>
        <text:p text:style-name="P5">KORPEONENEKU</text:p>
        <text:p text:style-name="P5">KORREAJI</text:p>
        <text:p text:style-name="P5">KORTAZERRENEKU</text:p>
        <text:p text:style-name="P5">KOSKOR</text:p>
        <text:p text:style-name="P5">KOSMENEKU</text:p>
        <text:p text:style-name="P5">KOXU</text:p>
        <text:p text:style-name="P4">KRESALAKU (Edurne Kresalaku, Miren Kresalaku, Pedro Kresalaku)</text:p>
        <text:p text:style-name="P5">KRISTINAKU</text:p>
        <text:p text:style-name="P5">KRISTO</text:p>
        <text:p text:style-name="P5">KUADRAU</text:p>
        <text:p text:style-name="P5">KUALIDADEA</text:p>
        <text:p text:style-name="P5">KUARENTAI KUATRO</text:p>
        <text:p text:style-name="P5">KUARTERIO</text:p>
        <text:p text:style-name="P5">KUARTILLO</text:p>
        <text:p text:style-name="P5">KUATRO OJOS</text:p>
        <text:p text:style-name="P5">KUBA (Jose Kuba)</text:p>
        <text:p text:style-name="P4">KUBALA (Juan Arostegi)</text:p>
        <text:p text:style-name="P5">KUKU</text:p>
        <text:p text:style-name="P5">KUKUTXI</text:p>
        <text:p text:style-name="P4"><text:soft-page-break/>KULIXKAKU (Juanjo Kulixkaku)</text:p>
        <text:p text:style-name="P5">KURPITXE</text:p>
        <text:p text:style-name="P5">KURRUKU</text:p>
        <text:p text:style-name="P5">KURTIÑAS</text:p>
        <text:p text:style-name="P4">KURTSALLUNEKU (Miren, Santos Urresti...)</text:p>
        <text:p text:style-name="P5">KURUMIÑU</text:p>
        <text:p text:style-name="P5">KURUTZANEKU</text:p>
        <text:p text:style-name="P4">KUTXI (Jose Kutxi: Astilleruko Koju)</text:p>
        <text:p text:style-name="P4">KUTXILLONEKU (Apitto Kutxillo, Jesusito, Jose Emore)</text:p>
        <text:p text:style-name="P5">LA ESPEANTZAKU</text:p>
        <text:p text:style-name="P5">LA GUAPA</text:p>
        <text:p text:style-name="P5">LA HOSTIA</text:p>
        <text:p text:style-name="P5">LA INMEDIATA</text:p>
        <text:p text:style-name="P5">LA TARDE</text:p>
        <text:p text:style-name="P9">LABAKONEKU </text:p>
        <text:p text:style-name="P5">LABASAIÑ</text:p>
        <text:p text:style-name="P5">LABIÑENEKU</text:p>
        <text:p text:style-name="P5">LAERO</text:p>
        <text:p text:style-name="P4">LAIDON (Jospa Laidon. Lazaro Porrun arrebi)</text:p>
        <text:p text:style-name="P5">LAKANEKU</text:p>
        <text:p text:style-name="P5">LALI</text:p>
        <text:p text:style-name="P5">LANBASA</text:p>
        <text:p text:style-name="P5">LANZIA</text:p>
        <text:p text:style-name="P5">LAPAITI</text:p>
        <text:p text:style-name="P5">LAPAS</text:p>
        <text:p text:style-name="P5">LAPERU</text:p>
        <text:p text:style-name="P5">LAPITZ </text:p>
        <text:p text:style-name="P5">LASTUR</text:p>
        <text:p text:style-name="P4">LASUNERONEKU (Blanka Lasunero)</text:p>
        <text:p text:style-name="P5">LATARDE</text:p>
        <text:p text:style-name="P5">LATEIKO</text:p>
        <text:p text:style-name="P4">LATERU (Lesmes Lateru, Isidor Lateru)</text:p>
        <text:p text:style-name="P5">LATIGO NEGRO</text:p>
        <text:p text:style-name="P4">LATXANBRE (Jose Latxanbre, Ramon Latxanbre...)</text:p>
        <text:p text:style-name="P4">LAU ANAIAKU (Kepa, <text:s/>Jospa)</text:p>
        <text:p text:style-name="P4">LAURIANONEKU</text:p>
        <text:p text:style-name="P5">LAUTO</text:p>
        <text:p text:style-name="P4">LEKATTARRA (Mai Lekattarra)</text:p>
        <text:p text:style-name="P4">LEKATTO (Mai Lekatto)</text:p>
        <text:p text:style-name="P5">LEKONANEKU</text:p>
        <text:p text:style-name="P5">LEKUENEKU</text:p>
        <text:p text:style-name="P5">LEKUNBERRI</text:p>
        <text:p text:style-name="P5">LEMUAN</text:p>
        <text:p text:style-name="P5">LENTEJI</text:p>
        <text:p text:style-name="P4">LEON TXANTONENEKU</text:p>
        <text:p text:style-name="P4">LEON-PEPENEKU (Maria Asun Goikoetxea)</text:p>
        <text:p text:style-name="P5">LEPO</text:p>
        <text:p text:style-name="P5">LERRUS</text:p>
        <text:p text:style-name="P4">LESMESENEKU (Itturraneneko fabriki)</text:p>
        <text:p text:style-name="P5">LEZEANEKU</text:p>
        <text:p text:style-name="P5">LIBURIONEKU</text:p>
        <text:p text:style-name="P5">LIKI</text:p>
        <text:p text:style-name="P5">LIMUN</text:p>
        <text:p text:style-name="P5">LIN</text:p>
        <text:p text:style-name="P5">LINBER</text:p>
        <text:p text:style-name="P5">LINDRU</text:p>
        <text:p text:style-name="P4">LIONALAKASTILLO </text:p>
        <text:p text:style-name="P5"><text:soft-page-break/>LISTRAN</text:p>
        <text:p text:style-name="P5">LITO</text:p>
        <text:p text:style-name="P5">LITROS</text:p>
        <text:p text:style-name="P5">LOBO (Jose Lobo)</text:p>
        <text:p text:style-name="P5">LONJIÑOSENEKU (Marie Lonjiñoseneku)</text:p>
        <text:p text:style-name="P5">LORE TXANTON</text:p>
        <text:p text:style-name="P5">LOREA ANAKABENEKU</text:p>
        <text:p text:style-name="P5">LORENTZANEKU</text:p>
        <text:p text:style-name="P5">LORITU</text:p>
        <text:p text:style-name="P5">LOROÑO</text:p>
        <text:p text:style-name="P5">LORU</text:p>
        <text:p text:style-name="P4">LORUNEKU </text:p>
        <text:p text:style-name="P5">LOTIXE</text:p>
        <text:p text:style-name="P5">LUBO</text:p>
        <text:p text:style-name="P4">LUIS BOTERU (Laidoneneko entradan eukan boteixi)</text:p>
        <text:p text:style-name="P5">LULU</text:p>
        <text:p text:style-name="P5">LUSELETRIKERI</text:p>
        <text:p text:style-name="P5">LUSTRE</text:p>
        <text:p text:style-name="P5">LUXAFRAIXKE</text:p>
        <text:p text:style-name="P5">LUZE</text:p>
        <text:p text:style-name="P4">LUZIA URKIZUNEKU</text:p>
        <text:p text:style-name="P4">LUZIANAKU</text:p>
        <text:p text:style-name="P5">LUZIANEKU</text:p>
        <text:p text:style-name="P5">MADRE FAMILIAKU (Josefa Osa, Anton Osa)</text:p>
        <text:p text:style-name="P5">MADRILEÑU (Miel)</text:p>
        <text:p text:style-name="P5">MADRILES</text:p>
        <text:p text:style-name="P5">MAFU</text:p>
        <text:p text:style-name="P5">MAHOMANEKU</text:p>
        <text:p text:style-name="P4">MAI TOBANEKU (Tobaneko Mariaren fabrika. Mai Tobaneko Miren, Mai Tobaneko Bittore)</text:p>
        <text:p text:style-name="P5">MAI ZEZTARANEKU (Manuel)</text:p>
        <text:p text:style-name="P5">MAIÑAZI <text:s/>(Aitor Maiñazi)</text:p>
        <text:p text:style-name="P5">MAIÑELAKU</text:p>
        <text:p text:style-name="P5">MAIÑELANEKU (Felix Maiñela)</text:p>
        <text:p text:style-name="P5">MAKALA</text:p>
        <text:p text:style-name="P4">MAKATZA (Joseba Egurrola)</text:p>
        <text:p text:style-name="P5">MAKAU</text:p>
        <text:p text:style-name="P5">MAKETONEKU</text:p>
        <text:p text:style-name="P4">MAL FRAILENEKU (Maria Rosario Zularika)</text:p>
        <text:p text:style-name="P5">MALALETXE</text:p>
        <text:p text:style-name="P5">MALANGU</text:p>
        <text:p text:style-name="P5">MALARROYA</text:p>
        <text:p text:style-name="P5">MALLABIA</text:p>
        <text:p text:style-name="P5">MALLUKI</text:p>
        <text:p text:style-name="P5">MAMA</text:p>
        <text:p text:style-name="P5">MAMARRO (Andres Mamarro)</text:p>
        <text:p text:style-name="P5">MAMARRU</text:p>
        <text:p text:style-name="P5">MAMAXELA</text:p>
        <text:p text:style-name="P5">MAMU</text:p>
        <text:p text:style-name="P5">MANAJERRA</text:p>
        <text:p text:style-name="P5">MANDA</text:p>
        <text:p text:style-name="P5">MANDAZAIÑ</text:p>
        <text:p text:style-name="P5">MANDURRA</text:p>
        <text:p text:style-name="P5">MANGADA</text:p>
        <text:p text:style-name="P5">MANOLETE</text:p>
        <text:p text:style-name="P5">MANTXI</text:p>
        <text:p text:style-name="P5">MANTXON</text:p>
        <text:p text:style-name="P5">MANTXU (Jose Mari Mantxu)</text:p>
        <text:p text:style-name="P4"><text:soft-page-break/>MANTZEO (Jose Mantzeo, Iñaki Mantzeo, Mai Tere Mantzeo)</text:p>
        <text:p text:style-name="P5">MANTZIÑE</text:p>
        <text:p text:style-name="P5">MANU ZARRA</text:p>
        <text:p text:style-name="P5">MANUNEKU</text:p>
        <text:p text:style-name="P4">MANUTEKONEKU</text:p>
        <text:p text:style-name="P5">MANZILLAS</text:p>
        <text:p text:style-name="P5">MAÑO</text:p>
        <text:p text:style-name="P4">MARASMI (Juan Ibazeta: Kofraxako Koju)</text:p>
        <text:p text:style-name="P5">MARBASAKU</text:p>
        <text:p text:style-name="P5">MARDIÑE</text:p>
        <text:p text:style-name="P5">MARDUANEKU</text:p>
        <text:p text:style-name="P5">MARGALLO</text:p>
        <text:p text:style-name="P5">MARIA <text:s/>AGEDANEKU</text:p>
        <text:p text:style-name="P5">MARIA GONZALO</text:p>
        <text:p text:style-name="P5">MARIA LUISAKU</text:p>
        <text:p text:style-name="P5">MARIE BRIZARD</text:p>
        <text:p text:style-name="P5">MARKEXANEKU</text:p>
        <text:p text:style-name="P5">MARKIÑA TXIKI</text:p>
        <text:p text:style-name="P5">MARKUE (Jose <text:span text:style-name="T1">Markue, </text:span><text:span text:style-name="T2">Markuerkiaga)</text:span></text:p>
        <text:p text:style-name="P4">MARMAR</text:p>
        <text:p text:style-name="P5">MARMITA</text:p>
        <text:p text:style-name="P5">MARRAKANO</text:p>
        <text:p text:style-name="P5">MARRAXERO</text:p>
        <text:p text:style-name="P5">MARRERO</text:p>
        <text:p text:style-name="P5">MARRUKO</text:p>
        <text:p text:style-name="P5">MARTANEKU</text:p>
        <text:p text:style-name="P4">MARTE (Juan Luis Elustondo)</text:p>
        <text:p text:style-name="P4">MARTIÑ TXOKUKU (Felisa Bilbao)</text:p>
        <text:p text:style-name="P5">MARTIÑA-MARTIÑE</text:p>
        <text:p text:style-name="P5">MARTIRIO</text:p>
        <text:p text:style-name="P5">MAS QUE FRANCO</text:p>
        <text:p text:style-name="P5">MASKULU (Loentzo Maskulu)</text:p>
        <text:p text:style-name="P5">MASOPI</text:p>
        <text:p text:style-name="P5">MASPE</text:p>
        <text:p text:style-name="P5">MASPE GORRA</text:p>
        <text:p text:style-name="P5">MATEOSANEKU</text:p>
        <text:p text:style-name="P4">MATERREKU (Materreko Gloria) </text:p>
        <text:p text:style-name="P4">MATRALLU</text:p>
        <text:p text:style-name="P5">MATUTINO</text:p>
        <text:p text:style-name="P4">MATXA (Elisabhet Matxa, Pauliño Matxa)</text:p>
        <text:p text:style-name="P4">MATXATXU (Andres Matxatxu: Ander Badiola)</text:p>
        <text:p text:style-name="P5">MATXIKANO</text:p>
        <text:p text:style-name="P5">MATXIN</text:p>
        <text:p text:style-name="P4">MATXINPLAKA (Gure gurasuk umik zineko auazille)</text:p>
        <text:p text:style-name="P4">MATXOKONEKU (Jose Mari Matxoko, Juakin Matxoko) </text:p>
        <text:p text:style-name="P5">MATXOLO</text:p>
        <text:p text:style-name="P5">MATXOTE</text:p>
        <text:p text:style-name="P5">MAURONEKU</text:p>
        <text:p text:style-name="P4">MAXO BALTZA (Eskola barrixetako diretori ixantzan)</text:p>
        <text:p text:style-name="P5">MEANA</text:p>
        <text:p text:style-name="P5">MEDIA OREJA</text:p>
        <text:p text:style-name="P5">MEDIKO TXIKIXE</text:p>
        <text:p text:style-name="P5">MEEXILLO</text:p>
        <text:p text:style-name="P5">MEIE</text:p>
        <text:p text:style-name="P4">MEILLANEKU (Miel Meilla, Belen Meilla, Maia Paz Meilla...)</text:p>
        <text:p text:style-name="P5">MEKEKE</text:p>
        <text:p text:style-name="P5">MELON</text:p>
        <text:p text:style-name="P5"><text:soft-page-break/>MENBRILLOS</text:p>
        <text:p text:style-name="P5">MENDEBAL</text:p>
        <text:p text:style-name="P5">MENDIXARRA</text:p>
        <text:p text:style-name="P5">MERMI</text:p>
        <text:p text:style-name="P5">MERMIXO</text:p>
        <text:p text:style-name="P5">MIAJA</text:p>
        <text:p text:style-name="P5">MIELANDIXANEKU</text:p>
        <text:p text:style-name="P4">MIELANEKU (Segundo Totolo zan amengo lateru)</text:p>
        <text:p text:style-name="P5">MIELGI</text:p>
        <text:p text:style-name="P5">MIKALLA</text:p>
        <text:p text:style-name="P5">MIKI</text:p>
        <text:p text:style-name="P4">MILANTON TXIKINEKU (Benita Zarraga)</text:p>
        <text:p text:style-name="P5">MILLAN</text:p>
        <text:p text:style-name="P5">MILLAN POBRE</text:p>
        <text:p text:style-name="P5">MINER</text:p>
        <text:p text:style-name="P4">MIREN-KEPAKU (Garbiñe Arantzamendi)</text:p>
        <text:p text:style-name="P4">MIRENTXUKU (Klara, Purita, Teese, miren...) </text:p>
        <text:p text:style-name="P5">MIRRIL</text:p>
        <text:p text:style-name="P5">MISS ASPIRINA</text:p>
        <text:p text:style-name="P4">MITXELENEKU (Pedro Aranbarri)</text:p>
        <text:p text:style-name="P5">MITXUTXITA</text:p>
        <text:p text:style-name="P5">MIXKIÑA</text:p>
        <text:p text:style-name="P5">MIXKIÑU</text:p>
        <text:p text:style-name="P5">MODISTI (Beltxiora Modisti)</text:p>
        <text:p text:style-name="P5">MOINTIN</text:p>
        <text:p text:style-name="P5">MOJETAKU</text:p>
        <text:p text:style-name="P5">MOJI</text:p>
        <text:p text:style-name="P5">MOKO</text:p>
        <text:p text:style-name="P5">MOKOPLAUST</text:p>
        <text:p text:style-name="P5">MOLOTOF</text:p>
        <text:p text:style-name="P5">MOMATXE</text:p>
        <text:p text:style-name="P5">MONAGILLO</text:p>
        <text:p text:style-name="P5">MONGO</text:p>
        <text:p text:style-name="P5">MONTXET</text:p>
        <text:p text:style-name="P5">MONTXOKO</text:p>
        <text:p text:style-name="P4">MONU (Jospa Monu, Sotera Monu, Rafael Monu)</text:p>
        <text:p text:style-name="P5">MONYO</text:p>
        <text:p text:style-name="P5">MORENA</text:p>
        <text:p text:style-name="P5">MOROKILL</text:p>
        <text:p text:style-name="P5">MORROXKU</text:p>
        <text:p text:style-name="P5">MORTERO</text:p>
        <text:p text:style-name="P5">MOTELA</text:p>
        <text:p text:style-name="P5">MOTO</text:p>
        <text:p text:style-name="P5">MOTOXO</text:p>
        <text:p text:style-name="P4">MOTROLLO edo MATRALLU (Juan Matrallu, Joxe Anjel Motrollo, Maitere Motrollo)</text:p>
        <text:p text:style-name="P5">MOTSAKILLANTE</text:p>
        <text:p text:style-name="P5">MOTXA</text:p>
        <text:p text:style-name="P4">MOTXALLI (Salvador Motxalli)</text:p>
        <text:p text:style-name="P5">MOTXINGA</text:p>
        <text:p text:style-name="P5">MOTZA</text:p>
        <text:p text:style-name="P5">MOXO</text:p>
        <text:p text:style-name="P5">MOXOLU</text:p>
        <text:p text:style-name="P5">MOZKORRONDO</text:p>
        <text:p text:style-name="P5">MOZOLO</text:p>
        <text:p text:style-name="P5">MURTZI</text:p>
        <text:p text:style-name="P4">MURTZIA</text:p>
        <text:p text:style-name="P5">MUSTU</text:p>
        <text:p text:style-name="P5"><text:soft-page-break/>MUSU GORRI</text:p>
        <text:p text:style-name="P5">MUTILL GAZTI</text:p>
        <text:p text:style-name="P4">MUTRIKU (Mai Mutriku, Jose Mutriku)</text:p>
        <text:p text:style-name="P4">MUTU (Miel Mutu. Mantzeoneko mutu)</text:p>
        <text:p text:style-name="P4">MUTTURRANEKU</text:p>
        <text:p text:style-name="P4">NABARRIKINEKU</text:p>
        <text:p text:style-name="P4">NABERANENEKU (Iñaki Naberan)</text:p>
        <text:p text:style-name="P5">NABO</text:p>
        <text:p text:style-name="P5">NAKARRA</text:p>
        <text:p text:style-name="P5">NAPAR TXIKIXANEKU</text:p>
        <text:p text:style-name="P5">NAPOLEON</text:p>
        <text:p text:style-name="P4">NAPOLIUANEKU (Juanita Badiola)</text:p>
        <text:p text:style-name="P5">NARBAU</text:p>
        <text:p text:style-name="P5">NEGRITA</text:p>
        <text:p text:style-name="P5">NEGU</text:p>
        <text:p text:style-name="P5">NERON</text:p>
        <text:p text:style-name="P4">NESKA TXIKI</text:p>
        <text:p text:style-name="P5">NESKAZALE</text:p>
        <text:p text:style-name="P5">NIKOLAU</text:p>
        <text:p text:style-name="P4">NOBE</text:p>
        <text:p text:style-name="P5">OBIKO</text:p>
        <text:p text:style-name="P5">OBILLO</text:p>
        <text:p text:style-name="P5">ODOLOSTENEKU</text:p>
        <text:p text:style-name="P5">OGI-OGI</text:p>
        <text:p text:style-name="P4">OGOIKONEKUK (Fraixke Ogoiko: Pagatenekun ama. Leona, Antonio, Itziar... Pagate)</text:p>
        <text:p text:style-name="P5">OJALETERU</text:p>
        <text:p text:style-name="P5">OKABIXO</text:p>
        <text:p text:style-name="P5">OKAN</text:p>
        <text:p text:style-name="P5">OKASO</text:p>
        <text:p text:style-name="P5">OKELA USAÑE</text:p>
        <text:p text:style-name="P5">OKERRA</text:p>
        <text:p text:style-name="P5">OKERTZ</text:p>
        <text:p text:style-name="P5">OKIN ZARRA</text:p>
        <text:p text:style-name="P5">OKOLO</text:p>
        <text:p text:style-name="P5">OKOTX</text:p>
        <text:p text:style-name="P5">OLAGARRO</text:p>
        <text:p text:style-name="P5">OLANDESA</text:p>
        <text:p text:style-name="P4">OLEANEKU</text:p>
        <text:p text:style-name="P5">OLEBIST</text:p>
        <text:p text:style-name="P5">OLERRI</text:p>
        <text:p text:style-name="P5">OLEZKO POPI</text:p>
        <text:p text:style-name="P5">OLEZKO-ETXE</text:p>
        <text:p text:style-name="P4">OLLARRANEKU (Bixente Ollarra)</text:p>
        <text:p text:style-name="P4">OLLONEKU</text:p>
        <text:p text:style-name="P5">ONA</text:p>
        <text:p text:style-name="P5">ONDARRU</text:p>
        <text:p text:style-name="P5">ONDARRU-MUTRIKU</text:p>
        <text:p text:style-name="P5">ONDOKIÑ</text:p>
        <text:p text:style-name="P5">ONGIETORRIKU (Dolos Ongietorri)</text:p>
        <text:p text:style-name="P5">ONTZA</text:p>
        <text:p text:style-name="P5">OPAIKO</text:p>
        <text:p text:style-name="P5">OPERIA</text:p>
        <text:p text:style-name="P4">OPILLENEKU (Miren Badiola)</text:p>
        <text:p text:style-name="P4">ORIXOPOTONEKU</text:p>
        <text:p text:style-name="P5">ORLANDONEKU</text:p>
        <text:p text:style-name="P5">OROI</text:p>
        <text:p text:style-name="P5">ORTIZENEKU</text:p>
        <text:p text:style-name="P5"><text:soft-page-break/>ORTULAU</text:p>
        <text:p text:style-name="P5">ORTZERIAKO (Dolos Ortzeriako)</text:p>
        <text:p text:style-name="P5">ORUBIXA</text:p>
        <text:p text:style-name="P4">ORUENEKU (Orueneko inprenti kalekutzin euan)</text:p>
        <text:p text:style-name="P4">OSORONEKU (Austiñ, Mari)</text:p>
        <text:p text:style-name="P5">OSPITTALE</text:p>
        <text:p text:style-name="P5">OSPITTALEKU</text:p>
        <text:p text:style-name="P5">OSTATU BARRI</text:p>
        <text:p text:style-name="P4">OTAMALAUKU (Anjel Otamalauku)</text:p>
        <text:p text:style-name="P5">OTEL</text:p>
        <text:p text:style-name="P4">OTERONEKU (Austiñ Otero)</text:p>
        <text:p text:style-name="P5">OTOLO</text:p>
        <text:p text:style-name="P5">OTOXO</text:p>
        <text:p text:style-name="P5">OTSU</text:p>
        <text:p text:style-name="P5">OTXA</text:p>
        <text:p text:style-name="P5">OTXAGABIANEKU</text:p>
        <text:p text:style-name="P4">OTXANANEKU</text:p>
        <text:p text:style-name="P5">OTXOA</text:p>
        <text:p text:style-name="P5">OTZAKILL (Miel Otzakill)</text:p>
        <text:p text:style-name="P5">OZOKO</text:p>
        <text:p text:style-name="P5">OZOLLO</text:p>
        <text:p text:style-name="P4">PAANDI (Luis Mari: Luis Frutun semi)</text:p>
        <text:p text:style-name="P4">PAATE (PAGATE): Juan Jose Egiguren <text:span text:style-name="T5">Pagate</text:span><text:span text:style-name="T4">. Juan Josek biarren afilleru eukan Pagate.</text:span></text:p>
        <text:p text:style-name="P5">PAGATENEKU</text:p>
        <text:p text:style-name="P5">PAIZA</text:p>
        <text:p text:style-name="P5">PAKETERI</text:p>
        <text:p text:style-name="P9">PAKONEKU (Jose Mari Pakoneku, Trini Pakoneku)</text:p>
        <text:p text:style-name="P5">PALAS</text:p>
        <text:p text:style-name="P9">PALETONENEKU </text:p>
        <text:p text:style-name="P5">PALOMA</text:p>
        <text:p text:style-name="P5">PANADERI (Ane Panaderi)</text:p>
        <text:p text:style-name="P5">PANADERITO</text:p>
        <text:p text:style-name="P5">PANADERO (Iñaki Panadero)</text:p>
        <text:p text:style-name="P5">PANADERU (Pello Panaderu)</text:p>
        <text:p text:style-name="P9">PANDEITTONEKU (Jose zan Pandeitto, bañe andriai-be "Justa Pandeitto" esateotzen)</text:p>
        <text:p text:style-name="P5">PANIZO</text:p>
        <text:p text:style-name="P5">PANPERONEKU</text:p>
        <text:p text:style-name="P5">PANTERI</text:p>
        <text:p text:style-name="P5">PANTXO</text:p>
        <text:p text:style-name="P5">PAÑELOS</text:p>
        <text:p text:style-name="P9">PAPARDO (Benino Papardo, Kostantino Papardo, Mateo Papardo)</text:p>
        <text:p text:style-name="P5">PAPI</text:p>
        <text:p text:style-name="P5">PAPUTZ</text:p>
        <text:p text:style-name="P9">PARAUERU (Emilio Paraueru, eta Arturo Paraueru; bixak Kalandikuk)</text:p>
        <text:p text:style-name="P5">PARTERI</text:p>
        <text:p text:style-name="P5">PASAI</text:p>
        <text:p text:style-name="P9">PASAITARRA (Mari Jose)</text:p>
        <text:p text:style-name="P5">PASAJERU</text:p>
        <text:p text:style-name="P5">PASIEGI</text:p>
        <text:p text:style-name="P5">PASITOS</text:p>
        <text:p text:style-name="P9">PASTELANEKU (Austiñ Pastela, Josu Pastela, Sagrario Pastela)</text:p>
        <text:p text:style-name="P5">PASTELERU</text:p>
        <text:p text:style-name="P5">PATILLAS</text:p>
        <text:p text:style-name="P5">PATXA</text:p>
        <text:p text:style-name="P5">PATXI KONTRA</text:p>
        <text:p text:style-name="P5">PATXI KOTXINO</text:p>
        <text:p text:style-name="P5">PATXITXARRO</text:p>
        <text:p text:style-name="P9"><text:soft-page-break/>PATXITXARRON (Dolos Patxitxarron: Dolos Txurrero)</text:p>
        <text:p text:style-name="P5">PAULIÑONEKU</text:p>
        <text:p text:style-name="P5">PAXIO</text:p>
        <text:p text:style-name="P4">PAZ ARRUTINEKU</text:p>
        <text:p text:style-name="P4">PAZENEKU (Paz Iriondo, eta gixona Bernardo Ituarte)</text:p>
        <text:p text:style-name="P5">PAZIENTZIXE</text:p>
        <text:p text:style-name="P5">PAZKAZ</text:p>
        <text:p text:style-name="P4">PEDRO TXIKIXANEKUK</text:p>
        <text:p text:style-name="P4">PEDRO-LAKANEKU (Pedro Lakan andri: Mari-laka)</text:p>
        <text:p text:style-name="P5">PELAIONEKU</text:p>
        <text:p text:style-name="P5">PELATXIN</text:p>
        <text:p text:style-name="P5">PELELE</text:p>
        <text:p text:style-name="P4">PELELIÑENEKU (Mari Tere Arantzamendi, Maria Etxebarria)</text:p>
        <text:p text:style-name="P4">PELLO (Jazinto Azpiri Larrinaga)</text:p>
        <text:p text:style-name="P5">PELLONEKU</text:p>
        <text:p text:style-name="P5">PELOTI</text:p>
        <text:p text:style-name="P5">PELUA</text:p>
        <text:p text:style-name="P4">PELUKAS</text:p>
        <text:p text:style-name="P4">PELUKERI (Mai Dolos Pelukeri, Hillari pelukeri)</text:p>
        <text:p text:style-name="P4">PELUKERU (Antonio Pelukeru. Kalekutzin eukuiban pelukeixi)</text:p>
        <text:p text:style-name="P5">PENALTIKU</text:p>
        <text:p text:style-name="P4">PENTANEKU (Juan Urresti Aranbarri)</text:p>
        <text:p text:style-name="P5">PEPE-MARINONEKU</text:p>
        <text:p text:style-name="P4">PEPENEKU (Juanita Pepe)</text:p>
        <text:p text:style-name="P5">PEREZENEKU</text:p>
        <text:p text:style-name="P5">PERFETANEKU</text:p>
        <text:p text:style-name="P5">PERNALES</text:p>
        <text:p text:style-name="P4">PERRERUNEKU (Jabier, Zuriñe...)</text:p>
        <text:p text:style-name="P4">PESETILLAS (Nikanor Zapateruai esateotzen "Pesetillas")</text:p>
        <text:p text:style-name="P5">PESKADILLI</text:p>
        <text:p text:style-name="P5">PETERRE</text:p>
        <text:p text:style-name="P5">PETRA PIE (Pako Araukon-da attan ama. Iperkalin bixizin. Petra Pien semik: Faustino, Pedro, Jose...)</text:p>
        <text:p text:style-name="P5">PIE DURO</text:p>
        <text:p text:style-name="P4">PIEDANEKU (Pieda Akarregin seme-alabak: Faustino, Begoña, Pako...)</text:p>
        <text:p text:style-name="P5">PIKARO</text:p>
        <text:p text:style-name="P5">PINPON</text:p>
        <text:p text:style-name="P5">PINTERI</text:p>
        <text:p text:style-name="P4">PINTTENEKU (Jose Etxebarria)</text:p>
        <text:p text:style-name="P4">PINTTORE KOJU (Ramon Espacio)</text:p>
        <text:p text:style-name="P5">PINTTORI</text:p>
        <text:p text:style-name="P5">PINTXE</text:p>
        <text:p text:style-name="P4">PINTXI (Jesus Azpiazu)</text:p>
        <text:p text:style-name="P5">PINTXON-ARRA</text:p>
        <text:p text:style-name="P5">PIÑ</text:p>
        <text:p text:style-name="P5">PIOLI</text:p>
        <text:p text:style-name="P5">PIONEKU</text:p>
        <text:p text:style-name="P5">PIPAX</text:p>
        <text:p text:style-name="P5">PIPER</text:p>
        <text:p text:style-name="P4">PIPERRANEKU (Fernando Piperra)</text:p>
        <text:p text:style-name="P4">PIPIANEKU (Ana Mari Osa)</text:p>
        <text:p text:style-name="P5">PIPITE</text:p>
        <text:p text:style-name="P5">PIPITXEI</text:p>
        <text:p text:style-name="P5">PIPITXI</text:p>
        <text:p text:style-name="P5">PIPITXU</text:p>
        <text:p text:style-name="P5">PIRI-PIRI</text:p>
        <text:p text:style-name="P5">PIRU</text:p>
        <text:p text:style-name="P5">PIRULI</text:p>
        <text:p text:style-name="P5"><text:soft-page-break/>PISTOI</text:p>
        <text:p text:style-name="P5">PISTOLI</text:p>
        <text:p text:style-name="P5">PISTON</text:p>
        <text:p text:style-name="P5">PITILINA</text:p>
        <text:p text:style-name="P5">PITILLAS</text:p>
        <text:p text:style-name="P5">PITOGORRI</text:p>
        <text:p text:style-name="P4">PITOTXIKI (Domingo Larrinaga)</text:p>
        <text:p text:style-name="P4">PITTILIKOTENEKU (Jesus, Manuel, Andres...) <text:s/></text:p>
        <text:p text:style-name="P4">PITTUNEKU (Mai Jesus Pittu, Vittor Pittu, Rafael Pittu)</text:p>
        <text:p text:style-name="P5">PITUA</text:p>
        <text:p text:style-name="P5">PITXI</text:p>
        <text:p text:style-name="P5">PITXIRRI (Antonio Pitxirri)</text:p>
        <text:p text:style-name="P5">PITXITXI</text:p>
        <text:p text:style-name="P5">PITXO</text:p>
        <text:p text:style-name="P5">PITXON</text:p>
        <text:p text:style-name="P4">PIXERUNEKU (Benitto Pixeruneku: Elisabete Gatzagaetxebarria)</text:p>
        <text:p text:style-name="P5">PIXKETAS</text:p>
        <text:p text:style-name="P5">PIXKI (Mai Pixki)</text:p>
        <text:p text:style-name="P5">PIXPIRITI</text:p>
        <text:p text:style-name="P4">PLAKATXANEKU (Frantziska Bedialauneta Guenaga)</text:p>
        <text:p text:style-name="P5">PLALATXA</text:p>
        <text:p text:style-name="P5">PLANTXERO</text:p>
        <text:p text:style-name="P5">PLATA</text:p>
        <text:p text:style-name="P5">PLATIÑAS</text:p>
        <text:p text:style-name="P5">PLENTIÑANEKU</text:p>
        <text:p text:style-name="P5">POETI</text:p>
        <text:p text:style-name="P4">POLENEKU </text:p>
        <text:p text:style-name="P4">POLI (Luis Mari Arantzamendi)</text:p>
        <text:p text:style-name="P5">POLITENAKU</text:p>
        <text:p text:style-name="P5">POLITXINA</text:p>
        <text:p text:style-name="P5">POLKA</text:p>
        <text:p text:style-name="P5">POLOKU</text:p>
        <text:p text:style-name="P4">POLONINEKU (Jose Poloni)</text:p>
        <text:p text:style-name="P5">PONTOIKU</text:p>
        <text:p text:style-name="P5">POPAKEXU</text:p>
        <text:p text:style-name="P5">POPAOKER</text:p>
        <text:p text:style-name="P5">POPAX</text:p>
        <text:p text:style-name="P5">POPEIE</text:p>
        <text:p text:style-name="P5">POPOKER</text:p>
        <text:p text:style-name="P5">PORRO</text:p>
        <text:p text:style-name="P4">PORRUNEKU (Imanol, Josu, Andima...)</text:p>
        <text:p text:style-name="P4">PORTUNEKU (Portuneko Leona)</text:p>
        <text:p text:style-name="P5">POSTI</text:p>
        <text:p text:style-name="P5">POTERUKU</text:p>
        <text:p text:style-name="P5">POTOLO</text:p>
        <text:p text:style-name="P4">POTONEKU (Blas Poto)</text:p>
        <text:p text:style-name="P5">POTRO (Errofall Potro: Domeka Tobanekun-de attan anaxi)</text:p>
        <text:p text:style-name="P5">POTXERI</text:p>
        <text:p text:style-name="P5">POTXOLO</text:p>
        <text:p text:style-name="P5">POXPERRA</text:p>
        <text:p text:style-name="P5">POXPOTA</text:p>
        <text:p text:style-name="P5">POZO</text:p>
        <text:p text:style-name="P5">PRA-PRA</text:p>
        <text:p text:style-name="P5">PRADERANEKU</text:p>
        <text:p text:style-name="P5">PRAKAMAN</text:p>
        <text:p text:style-name="P5">PRATIKANTINEKU</text:p>
        <text:p text:style-name="P5">PRAKTIKU (Jose Luis Arostegi)</text:p>
        <text:p text:style-name="P5"><text:soft-page-break/>PREKI</text:p>
        <text:p text:style-name="P5">PRENDESENEKU</text:p>
        <text:p text:style-name="P5">PRESTAME</text:p>
        <text:p text:style-name="P5">PRIETONEKU</text:p>
        <text:p text:style-name="P5">PRIMABERAKU</text:p>
        <text:p text:style-name="P5">PRIMITIBANEKU</text:p>
        <text:p text:style-name="P4">PUERTOKU (Iñaki. "Bar Puerto" zan taberni)</text:p>
        <text:p text:style-name="P5">PULMONES</text:p>
        <text:p text:style-name="P5">PUNTEROS</text:p>
        <text:p text:style-name="P5">PUNTILLAS</text:p>
        <text:p text:style-name="P5">PURGATORIXU</text:p>
        <text:p text:style-name="P5">PURINEKU</text:p>
        <text:p text:style-name="P5">PUROILLARI</text:p>
        <text:p text:style-name="P5">PUROS</text:p>
        <text:p text:style-name="P5">PUSPULU</text:p>
        <text:p text:style-name="P5">PUTXADES</text:p>
        <text:p text:style-name="P5">PUXIKI</text:p>
        <text:p text:style-name="P5">RADA</text:p>
        <text:p text:style-name="P5">RAKU</text:p>
        <text:p text:style-name="P5">RANPLA</text:p>
        <text:p text:style-name="P5">RAPATXIN</text:p>
        <text:p text:style-name="P4">REINAKU (Blanka Reinaku, Sabina Reinaku)</text:p>
        <text:p text:style-name="P4">REKETE (Dienesi Saun-de txakurrak eukan desixena Rekete)</text:p>
        <text:p text:style-name="P4">REKETI (Salbador Reketi)</text:p>
        <text:p text:style-name="P4">REVUELTANEKU (Paco Revuelta)</text:p>
        <text:p text:style-name="P5">RIKI</text:p>
        <text:p text:style-name="P5">RIKO</text:p>
        <text:p text:style-name="P5">RIOJA</text:p>
        <text:p text:style-name="P5">RIXKET</text:p>
        <text:p text:style-name="P4">ROKA TA LEON (Andragixonak)</text:p>
        <text:p text:style-name="P5">ROKAMORA</text:p>
        <text:p text:style-name="P5">ROMANONES</text:p>
        <text:p text:style-name="P5">ROSARIONEKU</text:p>
        <text:p text:style-name="P5">ROSKOPET</text:p>
        <text:p text:style-name="P4">ROTXILL (Bartolo Rotxill)</text:p>
        <text:p text:style-name="P5">RUBIO</text:p>
        <text:p text:style-name="P5">RUBIXI</text:p>
        <text:p text:style-name="P4">RUBIXU (Jabier Rubixu: iperkaleku)</text:p>
        <text:p text:style-name="P5">RUFINANEKU</text:p>
        <text:p text:style-name="P5">RUFO</text:p>
        <text:p text:style-name="P5">RUSIA</text:p>
        <text:p text:style-name="P4">SAASTANEKU (Sagastaneku: Antonio, Jose, Barbare...)</text:p>
        <text:p text:style-name="P5">SABASENEKU</text:p>
        <text:p text:style-name="P5">SAGRADAKU</text:p>
        <text:p text:style-name="P5">SAKU</text:p>
        <text:p text:style-name="P5">SALADILLAS</text:p>
        <text:p text:style-name="P4">SALAU (Pedro Larrañaga Bedialauneta)</text:p>
        <text:p text:style-name="P5">SALBADORANEKU</text:p>
        <text:p text:style-name="P5">SALMEON</text:p>
        <text:p text:style-name="P5">SAMARRA</text:p>
        <text:p text:style-name="P5">SAN ISIDROKU (Mari San Isidroku)</text:p>
        <text:p text:style-name="P5">SAN JUANGU</text:p>
        <text:p text:style-name="P5">SAN KANDIDOKU</text:p>
        <text:p text:style-name="P4">SAN LOENTZOKU</text:p>
        <text:p text:style-name="P5">SAN PEDROKU</text:p>
        <text:p text:style-name="P4">SANDALIONEKU</text:p>
        <text:p text:style-name="P4">SANDIA (Lorentzo Uribe)</text:p>
        <text:p text:style-name="P5"><text:soft-page-break/>SANDOKAN </text:p>
        <text:p text:style-name="P4">SANKRISTAU (Domingo Sankristau, Benitto Sankristau)</text:p>
        <text:p text:style-name="P5">SANTA KLARA</text:p>
        <text:p text:style-name="P4">SANTA TERESAKU (Sandali)</text:p>
        <text:p text:style-name="P5">SANTA TERESITAKU</text:p>
        <text:p text:style-name="P5">SANTAKUTZ</text:p>
        <text:p text:style-name="P5">SANTANANEKU (Kaxpar Santana)</text:p>
        <text:p text:style-name="P5">SANTI</text:p>
        <text:p text:style-name="P4">SANTI TXIKIXANEKU (Tomasa: Santi Txikixan andri)</text:p>
        <text:p text:style-name="P5">SANTU</text:p>
        <text:p text:style-name="P5">SANTURTZE</text:p>
        <text:p text:style-name="P5">SARAXOLA</text:p>
        <text:p text:style-name="P4">SARDOI (Hipolito <text:span text:style-name="T1">Sardoi</text:span>) </text:p>
        <text:p text:style-name="P4">SARJENTO (Sarjento Malo)</text:p>
        <text:p text:style-name="P5">SAS</text:p>
        <text:p text:style-name="P5">SASIXA</text:p>
        <text:p text:style-name="P4">SASTRI (Sabas Sastri: Sabas Rementeria)</text:p>
        <text:p text:style-name="P4">SATONENEKU</text:p>
        <text:p text:style-name="P4">SATURRIÑANEKU (Klaita)</text:p>
        <text:p text:style-name="P4">SAU (Sagu: Simeon, Gregorio, Hillari, Dienesi...)</text:p>
        <text:p text:style-name="P4">SEGUNDANEKU</text:p>
        <text:p text:style-name="P4">SEGUNDO TOTOLONEKU</text:p>
        <text:p text:style-name="P4">SEKUNENEKU</text:p>
        <text:p text:style-name="P4">SERAZKO SEÑORI</text:p>
        <text:p text:style-name="P5">SERBUS</text:p>
        <text:p text:style-name="P4">SERENO TXIKIXE (Zelestino Bengoetxea)</text:p>
        <text:p text:style-name="P4">SERENU (Manuel Serenu: Aramaio)</text:p>
        <text:p text:style-name="P5">SERORI (Portuneko Leonita)</text:p>
        <text:p text:style-name="P5">SESERMENDI</text:p>
        <text:p text:style-name="P4">SESMANEKU (Barbara Aramaio)</text:p>
        <text:p text:style-name="P5">SIETE KILOS</text:p>
        <text:p text:style-name="P4">SIFONERI (Miren Aldarondo)</text:p>
        <text:p text:style-name="P5">SILBERIONEKU</text:p>
        <text:p text:style-name="P5">SOGA</text:p>
        <text:p text:style-name="P5">SOLABARRIETAKU</text:p>
        <text:p text:style-name="P5">SOLOMO</text:p>
        <text:p text:style-name="P5">SOPAS </text:p>
        <text:p text:style-name="P5">SOPELANA</text:p>
        <text:p text:style-name="P4">SOR LOENTZANEKU (Andres Mamarro)</text:p>
        <text:p text:style-name="P5">SOTERITAKU</text:p>
        <text:p text:style-name="P5">SOTEROTXU</text:p>
        <text:p text:style-name="P4">SUABE (Barbara Suabe)</text:p>
        <text:p text:style-name="P5">SUBIÑAS</text:p>
        <text:p text:style-name="P5">SUSTARRA</text:p>
        <text:p text:style-name="P5">TAITA</text:p>
        <text:p text:style-name="P5">TAKOTA (Zamoraneko atte zan "Takota") </text:p>
        <text:p text:style-name="P4">TALAXERU (Gorka Ituarte, Patrizio Talaxeru) </text:p>
        <text:p text:style-name="P4">TALAXERUNEKU (Trini, Jose Kutxi)</text:p>
        <text:p text:style-name="P5">TANBO</text:p>
        <text:p text:style-name="P4">TANBOLINTTERUNEKU</text:p>
        <text:p text:style-name="P4">TANBORRERU (Justo Tanborreru)</text:p>
        <text:p text:style-name="P4">TANBORRERUNEKU</text:p>
        <text:p text:style-name="P5">TARTERI</text:p>
        <text:p text:style-name="P5">TARTZAN</text:p>
        <text:p text:style-name="P5">TATALA</text:p>
        <text:p text:style-name="P5">TATAÑI</text:p>
        <text:p text:style-name="P4">TEESA LAKANEKU (Carmen Goikoetxea)</text:p>
        <text:p text:style-name="P4"><text:soft-page-break/>TEESANEKU (Mollan euan "Teesaneko Dendi")</text:p>
        <text:p text:style-name="P5">TEITOLANEKU</text:p>
        <text:p text:style-name="P4">TELERI (Pakita Teleri)</text:p>
        <text:p text:style-name="P4">TENPLENEKU (Beltxior Eziñaberastunekun atte) </text:p>
        <text:p text:style-name="P4">TERRITXAR (Jose Amallobieta: txatarreru)</text:p>
        <text:p text:style-name="P4">TERRY (Jabier Solabarrieta)</text:p>
        <text:p text:style-name="P5">TETEO</text:p>
        <text:p text:style-name="P5">TINTOREIXAKU</text:p>
        <text:p text:style-name="P5">TIO BARATO</text:p>
        <text:p text:style-name="P5">TIPIN</text:p>
        <text:p text:style-name="P5">TIRABIRAZ</text:p>
        <text:p text:style-name="P5">TIRILIO</text:p>
        <text:p text:style-name="P5">TIRRIN</text:p>
        <text:p text:style-name="P5">TITI (Domingo Titi)</text:p>
        <text:p text:style-name="P5">TITILI</text:p>
        <text:p text:style-name="P5">TITIMALETAS</text:p>
        <text:p text:style-name="P5">TITITXA</text:p>
        <text:p text:style-name="P4">TOBANEKU (Paulo Toba, Felix Toba)</text:p>
        <text:p text:style-name="P4">TOKAIONEKU (Jose Tokaio, Erramona Tokaio)</text:p>
        <text:p text:style-name="P5">TOLDERU (Jose Mari Beleron attai-be esateotzen "Tolderu")</text:p>
        <text:p text:style-name="P5">TOLEDO</text:p>
        <text:p text:style-name="P5">TOLLERO</text:p>
        <text:p text:style-name="P4">TOOLO (Jose Mari Bedialauneta Laka)</text:p>
        <text:p text:style-name="P5">TOPO</text:p>
        <text:p text:style-name="P5">TORIA</text:p>
        <text:p text:style-name="P5">TOROTO</text:p>
        <text:p text:style-name="P5">TORREKU</text:p>
        <text:p text:style-name="P5">TOTOLA</text:p>
        <text:p text:style-name="P4">TOTOLO (Domingo Totolo)</text:p>
        <text:p text:style-name="P5">TOTU (Akarregi Totu)</text:p>
        <text:p text:style-name="P4">TOXUNEKU (Imanol Toxu, Domingo Toxu)</text:p>
        <text:p text:style-name="P5">TOZINO</text:p>
        <text:p text:style-name="P5">TRAKULU</text:p>
        <text:p text:style-name="P5">TRAPERI (Anita Traperi)</text:p>
        <text:p text:style-name="P5">TRATA</text:p>
        <text:p text:style-name="P5">TRATARI</text:p>
        <text:p text:style-name="P4">TRINTXERPE (Jose Mari Otxoantesana Etxaburu)</text:p>
        <text:p text:style-name="P5">TRIPA-ZURI</text:p>
        <text:p text:style-name="P5">TRISTE</text:p>
        <text:p text:style-name="P5">TROKOLU</text:p>
        <text:p text:style-name="P5">TRONGU</text:p>
        <text:p text:style-name="P5">TRONPI</text:p>
        <text:p text:style-name="P5">TRONTXONEKU</text:p>
        <text:p text:style-name="P5">TROSKI</text:p>
        <text:p text:style-name="P4">TROTIXANEKU (Modesto Trotixe, Asun Trotixe)</text:p>
        <text:p text:style-name="P4">TTENTTENEKU (Puri Ttentte, Domingo Ttentte)</text:p>
        <text:p text:style-name="P5">TTIPIA</text:p>
        <text:p text:style-name="P5">TUBAL</text:p>
        <text:p text:style-name="P4">TUELENEKU (Anita Tuel, Maitxu Tuel)</text:p>
        <text:p text:style-name="P4">TUER (Miel Tuerra, zamarreru)</text:p>
        <text:p text:style-name="P4">TUERESPOTO (Jose Mari Solabarrieta)</text:p>
        <text:p text:style-name="P5">TUERKAS</text:p>
        <text:p text:style-name="P5">TUERTU</text:p>
        <text:p text:style-name="P5">TUNDI</text:p>
        <text:p text:style-name="P5">TURRUT</text:p>
        <text:p text:style-name="P4">TURRUTENEKU (Agurtzane Azpillaga, Juste Azpillaga)</text:p>
        <text:p text:style-name="P4">TURUBINEKU (Turubin seme-alabak: Erroke-ta)</text:p>
        <text:p text:style-name="P5"><text:soft-page-break/>TUTULAZ</text:p>
        <text:p text:style-name="P4">TXABAL</text:p>
        <text:p text:style-name="P5">TXABET</text:p>
        <text:p text:style-name="P4">TXAILLANEKU (Jon, Sabiñ...) </text:p>
        <text:p text:style-name="P4">TXAIRUNEKU</text:p>
        <text:p text:style-name="P4">TXAKETENEKU (Gotzon, Jesus Mari, Jesus...)</text:p>
        <text:p text:style-name="P5">TXAKUR RANDI</text:p>
        <text:p text:style-name="P5">TXALA</text:p>
        <text:p text:style-name="P5">TXAMI</text:p>
        <text:p text:style-name="P4">TXANBOLIÑ</text:p>
        <text:p text:style-name="P4">TXANENEKU</text:p>
        <text:p text:style-name="P4">TXANPON (Agustin Legarda)</text:p>
        <text:p text:style-name="P4">TXANTERRIKANEKU (Jose Txanterrika, Marta Txanterrika)</text:p>
        <text:p text:style-name="P4">TXANTONENEKU</text:p>
        <text:p text:style-name="P5">TXANTXAKO</text:p>
        <text:p text:style-name="P9">TXANTXALANEKU (Dolos Txantxala, Darie Txantxala)</text:p>
        <text:p text:style-name="P10">TXAPASTANEKU edo TXAPAISTANEKU (Rosarito, Luis...)</text:p>
        <text:p text:style-name="P5">TXAPEL</text:p>
        <text:p text:style-name="P5">TXAPELANDI</text:p>
        <text:p text:style-name="P10">TXAPERONEKU</text:p>
        <text:p text:style-name="P9">TXAPIÑENEKU (Elisabeth Txapiñ)</text:p>
        <text:p text:style-name="P5">TXARIO</text:p>
        <text:p text:style-name="P5">TXARRAKANEKU</text:p>
        <text:p text:style-name="P5">TXARRI TXIKI</text:p>
        <text:p text:style-name="P5">TXARTELA (Miel Txartela)</text:p>
        <text:p text:style-name="P9">TXATI (Juana Txati, Karmen Txati) </text:p>
        <text:p text:style-name="P10">TXATU (Sabin Ibazeta, Domeka Txatu)</text:p>
        <text:p text:style-name="P9">TXATXER</text:p>
        <text:p text:style-name="P5">TXATXITA</text:p>
        <text:p text:style-name="P9">TXEBITONEKU (Andres Txebito)</text:p>
        <text:p text:style-name="P5">TXERMOLA</text:p>
        <text:p text:style-name="P9">TXERU (Iñaki Gartzia)</text:p>
        <text:p text:style-name="P5">TXESBOL</text:p>
        <text:p text:style-name="P5">TXIBISTI</text:p>
        <text:p text:style-name="P5">TXIKAGO</text:p>
        <text:p text:style-name="P9">TXIKERRA</text:p>
        <text:p text:style-name="P9">TXIKI (Kataliñ Txiki. Astilleruko Txiki. Kalandiko Txiki)</text:p>
        <text:p text:style-name="P5">TXIKITO <text:s/>(Boni Txikito)</text:p>
        <text:p text:style-name="P9">TXIKITO DE ONDARROA (Jose Mari Iturriza)</text:p>
        <text:p text:style-name="P10">TXIKIXE (Pio, Felix, Juanita, German, Faustiñe...) </text:p>
        <text:p text:style-name="P5">TXIKORRO</text:p>
        <text:p text:style-name="P9">TXILEÑU</text:p>
        <text:p text:style-name="P5">TXILI</text:p>
        <text:p text:style-name="P5">TXILIBRISTO</text:p>
        <text:p text:style-name="P5">TXILIÑ BALTZA</text:p>
        <text:p text:style-name="P5">TXILIXU</text:p>
        <text:p text:style-name="P5">TXILLAR</text:p>
        <text:p text:style-name="P5">TXILLO</text:p>
        <text:p text:style-name="P9">TXIMIÑU (Silvestre Agorria)</text:p>
        <text:p text:style-name="P5">TXIMISTI</text:p>
        <text:p text:style-name="P5">TXINGAU</text:p>
        <text:p text:style-name="P5">TXINU</text:p>
        <text:p text:style-name="P5">TXIPRISTIÑ</text:p>
        <text:p text:style-name="P9">TXIRINGI (Koldo Anakabe)</text:p>
        <text:p text:style-name="P5">TXIRLA EMI</text:p>
        <text:p text:style-name="P5">TXIRLERI</text:p>
        <text:p text:style-name="P9">TXIRLI</text:p>
        <text:p text:style-name="P5"><text:soft-page-break/>TXIRLOI</text:p>
        <text:p text:style-name="P5">TXIRRIKI</text:p>
        <text:p text:style-name="P5">TXIRRIÑE</text:p>
        <text:p text:style-name="P5">TXIRTU</text:p>
        <text:p text:style-name="P9">TXISPASENEKU (Petra Txispas, Dolos Txispas)</text:p>
        <text:p text:style-name="P4">TXISTENEKU (Jospa,, Paulo, Joseba...)</text:p>
        <text:p text:style-name="P5">TXITI</text:p>
        <text:p text:style-name="P4">TXITXARRONEKU (Iñazio Txitxarro, Jose Txitxarro, Kontxita Txitxarro, Blas Txitxarro)</text:p>
        <text:p text:style-name="P5">TXITXI</text:p>
        <text:p text:style-name="P5">TXITXILERROTA</text:p>
        <text:p text:style-name="P4">TXITXIÑANEKU (Antoni Txitxiñaneku)</text:p>
        <text:p text:style-name="P5">TXIXU</text:p>
        <text:p text:style-name="P5">TXOFERRA (Karmelo Txoferra, Kandido Txoferra, Manuel Txoferra, Illdefontso Txoferra)</text:p>
        <text:p text:style-name="P4">TXOIXANEKU (Juana Txoixe)</text:p>
        <text:p text:style-name="P4">TXOIXONEKU (Ageda Txoixo)</text:p>
        <text:p text:style-name="P5">TXOIXU</text:p>
        <text:p text:style-name="P4">TXOKOKU (Mai Asun Txokoku)</text:p>
        <text:p text:style-name="P5">TXOKOLATENEKU</text:p>
        <text:p text:style-name="P4">TXOKU (Martin Txoku)</text:p>
        <text:p text:style-name="P5">TXOLAKAZ</text:p>
        <text:p text:style-name="P5">TXOMIN LABAKONEKU</text:p>
        <text:p text:style-name="P4">TXOMIÑ ANTIGUA (Auazille)</text:p>
        <text:p text:style-name="P4">TXOMIÑ ASTILLERONEKU</text:p>
        <text:p text:style-name="P5">TXOMIÑO</text:p>
        <text:p text:style-name="P5">TXOMORRO</text:p>
        <text:p text:style-name="P5">TXONBO</text:p>
        <text:p text:style-name="P5">TXONDORRA</text:p>
        <text:p text:style-name="P5">TXOPE</text:p>
        <text:p text:style-name="P5">TXOPI</text:p>
        <text:p text:style-name="P4">TXORDONEKU (Txordo Zamarreru: Felipe Kaltzakorta)</text:p>
        <text:p text:style-name="P4">TXORI ERREKA (Segundo Bedialauneta Elu)</text:p>
        <text:p text:style-name="P4">TXOTXIKI</text:p>
        <text:p text:style-name="P5">TXULO</text:p>
        <text:p text:style-name="P4">TXURRERO (Dolos Txurrero: Dolores Ajarrista)</text:p>
        <text:p text:style-name="P4">TXURRU (Pio Txurru: Pio Goikoetxea Itxaso)</text:p>
        <text:p text:style-name="P4">TXURRUKANEKU</text:p>
        <text:p text:style-name="P5">TXUS</text:p>
        <text:p text:style-name="P4">TXUTXUNEKU (Begoña Txutxu, Pilare Txutxu)</text:p>
        <text:p text:style-name="P5">TZATZA</text:p>
        <text:p text:style-name="P5">UAPANGO</text:p>
        <text:p text:style-name="P5">UERI</text:p>
        <text:p text:style-name="P4">ULE ZURI</text:p>
        <text:p text:style-name="P4">ULEGORRA (Hipolito Ulegorra)</text:p>
        <text:p text:style-name="P5">UME ZANTARRA</text:p>
        <text:p text:style-name="P4">UNIDA (Anjel Bengoetxea)</text:p>
        <text:p text:style-name="P5">URDAI</text:p>
        <text:p text:style-name="P4">URIBAZTERRANEKU (Beko kalin euan txaleta)</text:p>
        <text:p text:style-name="P5">URKIDINEKU ( Ama Doate)</text:p>
        <text:p text:style-name="P5">URRI</text:p>
        <text:p text:style-name="P4">URRUTXE (Herme Urrutxe, Joseba Urrutxe, Jabier Urrutxe)</text:p>
        <text:p text:style-name="P5">USANDIZAGANEKU</text:p>
        <text:p text:style-name="P5">USO ARRA</text:p>
        <text:p text:style-name="P5">VEGANEKU</text:p>
        <text:p text:style-name="P5">VERANOKU</text:p>
        <text:p text:style-name="P5">VILLANTENEKU</text:p>
        <text:p text:style-name="P6">VILLAOSAKU </text:p>
        <text:p text:style-name="P5">VIRGEN DEL PILARREKU (Simeon Arantzamendi)</text:p>
        <text:p text:style-name="P4"><text:soft-page-break/>VIRJENGU ("Virgen de la Antigua" zan baforan ixena)</text:p>
        <text:p text:style-name="P5">XAKRE</text:p>
        <text:p text:style-name="P4">XALAU (Rufo Bedialauneta)</text:p>
        <text:p text:style-name="P5">XANTXILLI</text:p>
        <text:p text:style-name="P4">XAPATERA (Esteban Xapatera)</text:p>
        <text:p text:style-name="P4">XAPATERONEKU (Juana Bedialauneta)</text:p>
        <text:p text:style-name="P5">XARENEKU (Antonio Xare, Luis Mari Xare)</text:p>
        <text:p text:style-name="P5">XARKEI</text:p>
        <text:p text:style-name="P5">XARRA</text:p>
        <text:p text:style-name="P5">XARRASTERO</text:p>
        <text:p text:style-name="P5">XAXINEKU</text:p>
        <text:p text:style-name="P5">XAXIO</text:p>
        <text:p text:style-name="P5">XEME</text:p>
        <text:p text:style-name="P5">XIBOI</text:p>
        <text:p text:style-name="P5">XOLEKU</text:p>
        <text:p text:style-name="P5">XOSTRO</text:p>
        <text:p text:style-name="P5">XOXOBENTA</text:p>
        <text:p text:style-name="P5">XOXU</text:p>
        <text:p text:style-name="P5">XURDO</text:p>
        <text:p text:style-name="P5">XURRAU</text:p>
        <text:p text:style-name="P5">YARIA</text:p>
        <text:p text:style-name="P5">YIMI (Kordeleixako Imanol Eizagirre)</text:p>
        <text:p text:style-name="P5">YOKUIRARE</text:p>
        <text:p text:style-name="P5">ZABALA</text:p>
        <text:p text:style-name="P5">ZABURDIÑU</text:p>
        <text:p text:style-name="P5">ZAI</text:p>
        <text:p text:style-name="P5">ZAIÑDDU</text:p>
        <text:p text:style-name="P5">ZAKATZ / ZAKATZERRE (Pandeitto)</text:p>
        <text:p text:style-name="P5">ZAKILLU</text:p>
        <text:p text:style-name="P5">ZALAU</text:p>
        <text:p text:style-name="P5">ZALDU</text:p>
        <text:p text:style-name="P5">ZALDUPE</text:p>
        <text:p text:style-name="P5">ZAMAR</text:p>
        <text:p text:style-name="P4">ZAMARRERUNEKU</text:p>
        <text:p text:style-name="P5">ZAMORA</text:p>
        <text:p text:style-name="P5">ZAMORANEKU</text:p>
        <text:p text:style-name="P5">ZAPALA</text:p>
        <text:p text:style-name="P4">ZAPATANDI (Don Pedro Arakama: geure denporako bikaxu)</text:p>
        <text:p text:style-name="P4">ZAPATERANEKU (Esteban Zapatera)</text:p>
        <text:p text:style-name="P5">ZAPATERU</text:p>
        <text:p text:style-name="P7">ZAPATERUNEKU (Antonio Zapateru, Nikanor Zapateru)</text:p>
        <text:p text:style-name="P5">ZAPI</text:p>
        <text:p text:style-name="P5">ZAZ</text:p>
        <text:p text:style-name="P5">ZAZPI PLANTA</text:p>
        <text:p text:style-name="P5">ZELEXENEKU</text:p>
        <text:p text:style-name="P5">ZENTELLAS</text:p>
        <text:p text:style-name="P4">ZENTELLO (Bixente Zentello)</text:p>
        <text:p text:style-name="P5">ZEPELIÑE</text:p>
        <text:p text:style-name="P4">ZEREZO</text:p>
        <text:p text:style-name="P4">ZERILLI</text:p>
        <text:p text:style-name="P4">ZERRERUNEKU</text:p>
        <text:p text:style-name="P6">ZESTERU (Manuel Zesteru)</text:p>
        <text:p text:style-name="P5">ZINEKU (Jose Zineku)</text:p>
        <text:p text:style-name="P5">ZINKO (Zinko Miel)</text:p>
        <text:p text:style-name="P4">ZINTZO (Jose Ituarte)</text:p>
        <text:p text:style-name="P5">ZION (Maria Concepcion Txopitea)</text:p>
        <text:p text:style-name="P5">ZIRILO</text:p>
        <text:p text:style-name="P5"><text:soft-page-break/>ZORAGARRIA</text:p>
        <text:p text:style-name="P5">ZUBIXALDE</text:p>
        <text:p text:style-name="P2">ZURDAZKAXI</text:p>
      </text:section>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27M46S</meta:editing-duration>
    <meta:editing-cycles>19</meta:editing-cycles>
    <meta:generator>OpenOffice.org/3.3$Win32 OpenOffice.org_project/330m20$Build-9567</meta:generator>
    <dc:date>2016-02-19T21:08:02.97</dc:date>
    <meta:document-statistic meta:table-count="0" meta:image-count="0" meta:object-count="0" meta:page-count="29" meta:paragraph-count="1560" meta:word-count="3752" meta:character-count="29436"/>
    <meta:user-defined meta:name="Info 1"/>
    <meta:user-defined meta:name="Info 2"/>
    <meta:user-defined meta:name="Info 3"/>
    <meta:user-defined meta:name="Info 4"/>
  </office:meta>
</office:document-meta>
</file>